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308cm"/>
    </style:style>
    <style:style style:name="co2" style:family="table-column">
      <style:table-column-properties fo:break-before="auto" style:column-width="2.491cm"/>
    </style:style>
    <style:style style:name="co3" style:family="table-column">
      <style:table-column-properties fo:break-before="auto" style:column-width="0.661cm"/>
    </style:style>
    <style:style style:name="co4" style:family="table-column">
      <style:table-column-properties fo:break-before="auto" style:column-width="2.993cm"/>
    </style:style>
    <style:style style:name="co5" style:family="table-column">
      <style:table-column-properties fo:break-before="auto" style:column-width="2.12cm"/>
    </style:style>
    <style:style style:name="co6" style:family="table-column">
      <style:table-column-properties fo:break-before="auto" style:column-width="1.351cm"/>
    </style:style>
    <style:style style:name="co7" style:family="table-column">
      <style:table-column-properties fo:break-before="auto" style:column-width="5.565cm"/>
    </style:style>
    <style:style style:name="ro1" style:family="table-row">
      <style:table-row-properties style:row-height="0.496cm" fo:break-before="auto" style:use-optimal-row-height="true"/>
    </style:style>
    <style:style style:name="ro2" style:family="table-row">
      <style:table-row-properties style:row-height="0.741cm" fo:break-before="auto" style:use-optimal-row-height="false"/>
    </style:style>
    <style:style style:name="ro3" style:family="table-row">
      <style:table-row-properties style:row-height="1.746cm" fo:break-before="auto" style:use-optimal-row-height="false"/>
    </style:style>
    <style:style style:name="ro4" style:family="table-row">
      <style:table-row-properties style:row-height="3.784cm" fo:break-before="auto" style:use-optimal-row-height="false"/>
    </style:style>
    <style:style style:name="ro5" style:family="table-row">
      <style:table-row-properties style:row-height="2.646cm" fo:break-before="auto" style:use-optimal-row-height="false"/>
    </style:style>
    <style:style style:name="ro6" style:family="table-row">
      <style:table-row-properties style:row-height="2.99cm" fo:break-before="auto" style:use-optimal-row-height="false"/>
    </style:style>
    <style:style style:name="ro7" style:family="table-row">
      <style:table-row-properties style:row-height="0.526cm" fo:break-before="auto" style:use-optimal-row-height="true"/>
    </style:style>
    <style:style style:name="ta1" style:family="table" style:master-page-name="PageStyle_5f_Tabelle1">
      <style:table-properties table:display="true" style:writing-mode="lr-tb"/>
    </style:style>
    <style:style style:name="ta2" style:family="table" style:master-page-name="PageStyle_5f_Tabelle2">
      <style:table-properties table:display="true" style:writing-mode="lr-tb"/>
    </style:style>
    <style:style style:name="ta3" style:family="table" style:master-page-name="PageStyle_5f_Tabelle3">
      <style:table-properties table:display="true" style:writing-mode="lr-tb"/>
    </style:style>
    <style:style style:name="ce1" style:family="table-cell" style:parent-style-name="Excel_20_Built-in_20_Normal">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 style:family="table-cell" style:parent-style-name="Excel_20_Built-in_20_Normal">
      <style:table-cell-properties fo:border-bottom="none" style:diagonal-bl-tr="none" style:diagonal-tl-br="none" fo:border-left="0.088cm solid #000000" fo:border-right="none" style:rotation-align="none" fo:border-top="0.088cm solid #000000"/>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 style:family="table-cell" style:parent-style-name="Excel_20_Built-in_20_Normal">
      <style:table-cell-properties fo:border-bottom="0.088cm solid #000000" style:diagonal-bl-tr="none" style:diagonal-tl-br="none" style:text-align-source="fix" style:repeat-content="false" fo:wrap-option="wrap" fo:border-left="0.088cm solid #000000" style:direction="ltr" fo:border-right="0.088cm solid #000000" style:rotation-angle="0" style:rotation-align="none" style:shrink-to-fit="true" fo:border-top="none" style:vertical-align="middle"/>
      <style:paragraph-properties fo:text-align="center" fo:margin-left="0cm" style:writing-mode="page"/>
    </style:style>
    <style:style style:name="ce4" style:family="table-cell" style:parent-style-name="Excel_20_Built-in_20_Normal">
      <style:table-cell-properties fo:border-bottom="none" style:diagonal-bl-tr="none" style:diagonal-tl-br="none" style:text-align-source="fix" style:repeat-content="false" fo:wrap-option="no-wrap" fo:border-left="0.088cm solid #000000" style:direction="ltr" fo:border-right="none"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 style:family="table-cell" style:parent-style-name="Excel_20_Built-in_20_Normal">
      <style:table-cell-properties fo:border-bottom="none" style:diagonal-bl-tr="none" style:diagonal-tl-br="none" fo:border-left="none" fo:border-right="0.088cm solid #000000" style:rotation-align="none" fo:border-top="0.088cm solid #000000"/>
    </style:style>
    <style:style style:name="ce6" style:family="table-cell" style:parent-style-name="Excel_20_Built-in_20_Normal">
      <style:table-cell-properties fo:border-bottom="0.088cm solid #000000" style:diagonal-bl-tr="none" style:diagonal-tl-br="none" style:text-align-source="fix" style:repeat-content="false" fo:wrap-option="wrap" fo:border-left="none" style:direction="ltr" fo:border-right="0.088cm solid #000000" style:rotation-angle="0" style:rotation-align="none" style:shrink-to-fit="true" fo:border-top="none" style:vertical-align="middle"/>
      <style:paragraph-properties fo:text-align="center" fo:margin-left="0cm" style:writing-mode="page"/>
    </style:style>
    <style:style style:name="ce7" style:family="table-cell" style:parent-style-name="Excel_20_Built-in_20_Normal">
      <style:table-cell-properties style:diagonal-bl-tr="none" style:diagonal-tl-br="none" style:rotation-align="none"/>
    </style:style>
    <style:style style:name="ce8" style:family="table-cell" style:parent-style-name="Excel_20_Built-in_20_Normal">
      <style:table-cell-properties style:diagonal-bl-tr="none" style:diagonal-tl-br="none" style:text-align-source="fix" style:repeat-content="false" fo:wrap-option="wrap" style:direction="ltr" style:rotation-angle="0" style:rotation-align="none" style:shrink-to-fit="true" style:vertical-align="middle"/>
      <style:paragraph-properties fo:text-align="center" fo:margin-left="0cm" style:writing-mode="page"/>
    </style:style>
    <style:style style:name="ce9" style:family="table-cell" style:parent-style-name="Excel_20_Built-in_20_Normal">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0" style:family="table-cell" style:parent-style-name="Excel_20_Built-in_20_Normal">
      <style:table-cell-properties style:diagonal-bl-tr="none" style:diagonal-tl-br="none" style:rotation-align="non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1" style:family="table-cell" style:parent-style-name="Excel_20_Built-in_20_Normal">
      <style:table-cell-properties style:diagonal-bl-tr="none" style:diagonal-tl-br="none" style:text-align-source="fix" style:repeat-content="false" fo:wrap-option="wrap" fo:border="none" style:direction="ltr" style:rotation-angle="0" style:rotation-align="none" style:shrink-to-fit="true" style:vertical-align="middle"/>
      <style:paragraph-properties fo:text-align="center" fo:margin-left="0cm" style:writing-mode="page"/>
    </style:style>
    <style:style style:name="ce12" style:family="table-cell" style:parent-style-name="Excel_20_Built-in_20_Normal">
      <style:table-cell-properties fo:border-bottom="none" style:diagonal-bl-tr="none" style:diagonal-tl-br="none" fo:border-left="none" fo:border-right="0.088cm solid #000000" style:rotation-align="none" fo:border-top="0.088cm solid #000000"/>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3" style:family="table-cell" style:parent-style-name="Excel_20_Built-in_20_Normal">
      <style:table-cell-properties style:text-align-source="fix" style:repeat-content="false" fo:wrap-option="wrap" style:direction="ltr" style:rotation-angle="0" style:rotation-align="none" style:shrink-to-fit="true" style:vertical-align="top"/>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gr1" style:family="graphic">
      <style:graphic-properties draw:stroke="none" svg:stroke-width="0cm" draw:fill="none" draw:textarea-vertical-align="top" draw:auto-grow-height="false" fo:min-height="0cm" fo:min-width="0cm" fo:padding-top="0.125cm" fo:padding-bottom="0.125cm" fo:padding-left="0.25cm" fo:padding-right="0.25cm" fo:wrap-option="wrap"/>
    </style:style>
    <style:style style:name="gr2" style:family="graphic">
      <style:graphic-properties draw:stroke="none" svg:stroke-width="0cm" draw:fill="none" draw:textarea-vertical-align="top" draw:auto-grow-height="true" fo:min-height="0cm" fo:min-width="0cm" fo:padding-top="0.125cm" fo:padding-bottom="0.125cm" fo:padding-left="0.25cm" fo:padding-right="0.25cm" fo:wrap-option="no-wrap"/>
    </style:style>
    <style:style style:name="P1" style:family="paragraph">
      <style:text-properties fo:font-size="18pt"/>
    </style:style>
    <style:style style:name="T1" style:family="text">
      <style:text-properties fo:color="#000000" style:text-line-through-style="none" fo:font-family="Calibri"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T2" style:family="text">
      <style:text-properties fo:color="#000000" style:text-line-through-style="none" fo:font-family="Calibri"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3" style:family="text">
      <style:text-properties fo:color="#000000" style:text-line-through-style="none" fo:font-family="Calibri" fo:font-size="11pt" fo:letter-spacing="normal" fo:font-style="normal" style:text-underline-style="none" fo:font-weight="bold" style:font-size-asian="11pt" style:font-style-asian="normal" style:font-weight-asian="bold" style:font-size-complex="11pt" style:font-style-complex="normal" style:font-weight-complex="bold"/>
    </style:style>
  </office:automatic-styles>
  <office:body>
    <office:spreadsheet>
      <table:calculation-settings table:case-sensitive="false" table:automatic-find-labels="false" table:use-regular-expressions="false">
        <table:iteration table:maximum-difference="0.0001"/>
      </table:calculation-settings>
      <table:table table:name="Tabelle1" table:style-name="ta1" table:print="false">
        <office:forms form:automatic-focus="false" form:apply-design-mode="false"/>
        <table:table-column table:style-name="co1" table:default-cell-style-name="ce1"/>
        <table:table-column table:style-name="co2" table:default-cell-style-name="Excel_20_Built-in_20_Normal"/>
        <table:table-column table:style-name="co3" table:default-cell-style-name="Excel_20_Built-in_20_Normal"/>
        <table:table-column table:style-name="co1" table:default-cell-style-name="ce1"/>
        <table:table-column table:style-name="co4" table:default-cell-style-name="Excel_20_Built-in_20_Normal"/>
        <table:table-column table:style-name="co1" table:default-cell-style-name="Excel_20_Built-in_20_Normal"/>
        <table:table-column table:style-name="co4" table:default-cell-style-name="Excel_20_Built-in_20_Normal"/>
        <table:table-column table:style-name="co3" table:default-cell-style-name="Excel_20_Built-in_20_Normal"/>
        <table:table-column table:style-name="co1" table:default-cell-style-name="Excel_20_Built-in_20_Normal"/>
        <table:table-column table:style-name="co4" table:default-cell-style-name="Excel_20_Built-in_20_Normal"/>
        <table:table-column table:style-name="co5" table:number-columns-repeated="1014" table:default-cell-style-name="Excel_20_Built-in_20_Normal"/>
        <table:table-row table:style-name="ro1">
          <table:table-cell office:value-type="string">
            <text:p>Ritterwelt</text:p>
          </table:table-cell>
          <table:table-cell office:value-type="string">
            <text:p>Kinghtsworld</text:p>
          </table:table-cell>
          <table:table-cell/>
          <table:table-cell table:style-name="ce9" office:value-type="string">
            <text:p>Weltkarte</text:p>
          </table:table-cell>
          <table:table-cell office:value-type="string">
            <text:p>Es existeriert eine Rahmenfeld um das gesamte Spiel, dieses darf nur von Springern genutzt werden. Diese Karte setzt die Zylinderwelt für Springer außer Kraft.</text:p>
          </table:table-cell>
          <table:table-cell table:number-columns-repeated="1019"/>
        </table:table-row>
        <table:table-row table:style-name="ro1">
          <table:table-cell office:value-type="string">
            <text:p>Bipolarität</text:p>
          </table:table-cell>
          <table:table-cell office:value-type="string">
            <text:p>Sexchange</text:p>
          </table:table-cell>
          <table:table-cell/>
          <table:table-cell table:style-name="ce9" office:value-type="string">
            <text:p>Zugkarte</text:p>
          </table:table-cell>
          <table:table-cell office:value-type="string">
            <text:p>Du darfst einen eigenen Läufer um ein Feld nach rechts versetzen, wenn es frei ist. </text:p>
          </table:table-cell>
          <table:table-cell table:number-columns-repeated="1019"/>
        </table:table-row>
        <table:table-row table:style-name="ro1">
          <table:table-cell office:value-type="string">
            <text:p>Bauernvormarsch</text:p>
          </table:table-cell>
          <table:table-cell office:value-type="string">
            <text:p>On The Rise</text:p>
          </table:table-cell>
          <table:table-cell/>
          <table:table-cell table:style-name="ce9" office:value-type="string">
            <text:p>Zugkarte</text:p>
          </table:table-cell>
          <table:table-cell office:value-type="string">
            <text:p>Die Bauern schlagen im nächsten Zug gerade und fahren diagonal</text:p>
          </table:table-cell>
          <table:table-cell table:number-columns-repeated="1019"/>
        </table:table-row>
        <table:table-row table:style-name="ro1">
          <table:table-cell office:value-type="string">
            <text:p>Trojanisches Pferd</text:p>
          </table:table-cell>
          <table:table-cell office:value-type="string">
            <text:p>Trojan Horse</text:p>
          </table:table-cell>
          <table:table-cell/>
          <table:table-cell table:style-name="ce9" office:value-type="string">
            <text:p>Zugkarte</text:p>
          </table:table-cell>
          <table:table-cell office:value-type="string">
            <text:p>Ein eigener Turm wird zu einem Pferd.</text:p>
          </table:table-cell>
          <table:table-cell table:number-columns-repeated="1019"/>
        </table:table-row>
        <table:table-row table:style-name="ro1">
          <table:table-cell office:value-type="string">
            <text:p>Neubevölkerung</text:p>
          </table:table-cell>
          <table:table-cell office:value-type="string">
            <text:p>tenacious infantry</text:p>
          </table:table-cell>
          <table:table-cell/>
          <table:table-cell table:style-name="ce9" office:value-type="string">
            <text:p>Zugkarte</text:p>
          </table:table-cell>
          <table:table-cell office:value-type="string">
            <text:p>Du darfst einen Bauern an einer freien Stelle, in deiner Bauernstartreihe wiederbeleben.</text:p>
          </table:table-cell>
          <table:table-cell table:number-columns-repeated="1019"/>
        </table:table-row>
        <table:table-row table:style-name="ro1">
          <table:table-cell office:value-type="string">
            <text:p>Versteckte Liebschaft</text:p>
          </table:table-cell>
          <table:table-cell office:value-type="string">
            <text:p>Polygamy of the king</text:p>
          </table:table-cell>
          <table:table-cell/>
          <table:table-cell table:style-name="ce9" office:value-type="string">
            <text:p>Zugkarte</text:p>
          </table:table-cell>
          <table:table-cell office:value-type="string">
            <text:p>Opfere beide Türm, du erhälst eine Dame an der Position deiner Türm, der Gegner entscheidet an welcher.</text:p>
          </table:table-cell>
          <table:table-cell table:number-columns-repeated="1019"/>
        </table:table-row>
        <table:table-row table:style-name="ro1">
          <table:table-cell office:value-type="string">
            <text:p>Geheimgänge</text:p>
          </table:table-cell>
          <table:table-cell office:value-type="string">
            <text:p>secret passage</text:p>
          </table:table-cell>
          <table:table-cell/>
          <table:table-cell table:style-name="ce9" office:value-type="string">
            <text:p>Zugkarte</text:p>
          </table:table-cell>
          <table:table-cell office:value-type="string">
            <text:p>Dein König hat im nächsten Zug Radius 2 und darf hüpfen.</text:p>
          </table:table-cell>
          <table:table-cell table:number-columns-repeated="1019"/>
        </table:table-row>
        <table:table-row table:style-name="ro1">
          <table:table-cell office:value-type="string">
            <text:p>Heiliger Krieg</text:p>
          </table:table-cell>
          <table:table-cell office:value-type="string">
            <text:p>holy war</text:p>
          </table:table-cell>
          <table:table-cell/>
          <table:table-cell table:style-name="ce9" office:value-type="string">
            <text:p>Zugkarte</text:p>
          </table:table-cell>
          <table:table-cell office:value-type="string">
            <text:p>Die Läufer fahren einen Zug wie Türme.</text:p>
          </table:table-cell>
          <table:table-cell table:number-columns-repeated="1019"/>
        </table:table-row>
        <table:table-row table:style-name="ro1">
          <table:table-cell office:value-type="string">
            <text:p>Bürgeropfer</text:p>
          </table:table-cell>
          <table:table-cell office:value-type="string">
            <text:p>Sacrifice for the greater good</text:p>
          </table:table-cell>
          <table:table-cell/>
          <table:table-cell table:style-name="ce9" office:value-type="string">
            <text:p>Zugkarte</text:p>
          </table:table-cell>
          <table:table-cell office:value-type="string">
            <text:p>Opfere eine deiner Kreatur, zerstöre eine schwächer Kreatur deines Gegners (Reihenfolge: Dame, Turm , Läufer und Pferd gleichstark, Bauer)</text:p>
          </table:table-cell>
          <table:table-cell table:number-columns-repeated="1019"/>
        </table:table-row>
        <table:table-row table:style-name="ro1">
          <table:table-cell office:value-type="string">
            <text:p>Erzwungener Frieden</text:p>
          </table:table-cell>
          <table:table-cell office:value-type="string">
            <text:p>enforced peace treaty</text:p>
          </table:table-cell>
          <table:table-cell/>
          <table:table-cell table:style-name="ce9" office:value-type="string">
            <text:p>Zugkarte</text:p>
          </table:table-cell>
          <table:table-cell office:value-type="string">
            <text:p>Im den nächsten 2 Zügen können keine Figuren geschlagen werden. (Jedoch dürfen, wenn andere Karten dies erlauben zerstört oder geopfert werden.)</text:p>
          </table:table-cell>
          <table:table-cell table:number-columns-repeated="1019"/>
        </table:table-row>
        <table:table-row table:style-name="ro1">
          <table:table-cell office:value-type="string">
            <text:p>Fallenfeld</text:p>
          </table:table-cell>
          <table:table-cell office:value-type="string">
            <text:p>Trap</text:p>
          </table:table-cell>
          <table:table-cell/>
          <table:table-cell table:style-name="ce9" office:value-type="string">
            <text:p>Weltkarte</text:p>
          </table:table-cell>
          <table:table-cell office:value-type="string">
            <text:p>Bestimme ein Feld, jede Figur die auf dieses Feld zieht wird zerstört. (Die Figur wird nicht zerstört, wenn die Figur dort schon steht oder auf dem Feld eingesetzt wird.)</text:p>
          </table:table-cell>
          <table:table-cell table:number-columns-repeated="1019"/>
        </table:table-row>
        <table:table-row table:style-name="ro1">
          <table:table-cell office:value-type="string">
            <text:p>Blockade</text:p>
          </table:table-cell>
          <table:table-cell office:value-type="string">
            <text:p>blockade</text:p>
          </table:table-cell>
          <table:table-cell/>
          <table:table-cell table:style-name="ce9" office:value-type="string">
            <text:p>Weltkarte</text:p>
          </table:table-cell>
          <table:table-cell office:value-type="string">
            <text:p>Setze eine Blockade auf ein freies Feld, diese wird behandelt wie eine Figur, die nicht geschlagen werden kann (blockiert das Portal sowie das Fallenfeld).</text:p>
          </table:table-cell>
          <table:table-cell table:number-columns-repeated="1019"/>
        </table:table-row>
        <table:table-row table:style-name="ro1">
          <table:table-cell office:value-type="string">
            <text:p>Zusammenarbeit</text:p>
          </table:table-cell>
          <table:table-cell office:value-type="string">
            <text:p>Teamwork</text:p>
          </table:table-cell>
          <table:table-cell/>
          <table:table-cell table:style-name="ce9" office:value-type="string">
            <text:p>Zugkarte</text:p>
          </table:table-cell>
          <table:table-cell office:value-type="string">
            <text:p>Tausche eine Figuren mit einer Wertigkeit von 3 mit einem Turm. Dein Gegner hat die Wahl ob er auch tauscht oder einen Zug macht.</text:p>
          </table:table-cell>
          <table:table-cell table:number-columns-repeated="1019"/>
        </table:table-row>
        <table:table-row table:style-name="ro1">
          <table:table-cell office:value-type="string">
            <text:p>Doppelgänger</text:p>
          </table:table-cell>
          <table:table-cell office:value-type="string">
            <text:p>Double</text:p>
          </table:table-cell>
          <table:table-cell/>
          <table:table-cell table:style-name="ce9" office:value-type="string">
            <text:p>Zugkarte</text:p>
          </table:table-cell>
          <table:table-cell office:value-type="string">
            <text:p>Vertausche deinen König mit einem Bauern.</text:p>
          </table:table-cell>
          <table:table-cell table:number-columns-repeated="1019"/>
        </table:table-row>
        <table:table-row table:style-name="ro1">
          <table:table-cell office:value-type="string">
            <text:p>Zweite Chance</text:p>
          </table:table-cell>
          <table:table-cell office:value-type="string">
            <text:p>Second Chance</text:p>
          </table:table-cell>
          <table:table-cell/>
          <table:table-cell table:style-name="ce9" office:value-type="string">
            <text:p>Zugkarte</text:p>
          </table:table-cell>
          <table:table-cell office:value-type="string">
            <text:p>Der letzte Zug wird rückgängig gemacht und man darf seinen Halbzug ändern. Dies darf nur ausgespielt werden, wenn im letzten Zug keine Karten gespielt wurden.</text:p>
          </table:table-cell>
          <table:table-cell table:number-columns-repeated="1019"/>
        </table:table-row>
        <table:table-row table:style-name="ro1">
          <table:table-cell office:value-type="string">
            <text:p>Rückzug</text:p>
          </table:table-cell>
          <table:table-cell office:value-type="string">
            <text:p>retreat</text:p>
          </table:table-cell>
          <table:table-cell/>
          <table:table-cell table:style-name="ce9" office:value-type="string">
            <text:p>Zugkarte</text:p>
          </table:table-cell>
          <table:table-cell office:value-type="string">
            <text:p>Die Bauern fahren im nächsten Zug rückwärts, das heißt genau so als hätten sie von der anderen Seite gestartet.</text:p>
          </table:table-cell>
          <table:table-cell table:number-columns-repeated="1019"/>
        </table:table-row>
        <table:table-row table:style-name="ro1">
          <table:table-cell office:value-type="string">
            <text:p>Zylinderwelt</text:p>
          </table:table-cell>
          <table:table-cell office:value-type="string">
            <text:p>Cylindric-world</text:p>
          </table:table-cell>
          <table:table-cell/>
          <table:table-cell table:style-name="ce9" office:value-type="string">
            <text:p>Weltkarte</text:p>
          </table:table-cell>
          <table:table-cell office:value-type="string">
            <text:p>Alle Figuren dürfen die Rechte und Linke Grenze des Standartypielfeldes überschreiten als ob sie mit einander verbunden wären und auf der gegenüberligenden Seite ihre Bewegung fortfahren. Diese Karte darf nicht gespielt werden, wenn der gegnerische König dadurch bedroht wird.</text:p>
          </table:table-cell>
          <table:table-cell table:number-columns-repeated="1019"/>
        </table:table-row>
        <table:table-row table:style-name="ro1">
          <table:table-cell office:value-type="string">
            <text:p>Koalition</text:p>
          </table:table-cell>
          <table:table-cell office:value-type="string">
            <text:p>coalition</text:p>
          </table:table-cell>
          <table:table-cell/>
          <table:table-cell table:style-name="ce9" office:value-type="string">
            <text:p>Zugkarte</text:p>
          </table:table-cell>
          <table:table-cell office:value-type="string">
            <text:p>Im nächsten Zug darf man eine Figur auf ein Feld ziehen auf dem schon eine eigene Figur steht. Dies muss nicht aufgelöst werden, jedoch können beide wie eine Figur geschlagen werden.</text:p>
          </table:table-cell>
          <table:table-cell table:number-columns-repeated="1019"/>
        </table:table-row>
        <table:table-row table:style-name="ro1">
          <table:table-cell office:value-type="string">
            <text:p>Aufrüstung</text:p>
          </table:table-cell>
          <table:table-cell office:value-type="string">
            <text:p>Armament</text:p>
          </table:table-cell>
          <table:table-cell/>
          <table:table-cell table:style-name="ce9" office:value-type="string">
            <text:p>Zugkarte</text:p>
          </table:table-cell>
          <table:table-cell office:value-type="string">
            <text:p>Eine Figur darf im nächsten Zug schießen, dies bedeutet sie kann eine Figur die sonst auch geschlagen werden kann entfernen ohne sich von dem Platz zu bewegen.</text:p>
          </table:table-cell>
          <table:table-cell table:number-columns-repeated="1019"/>
        </table:table-row>
        <table:table-row table:style-name="ro1">
          <table:table-cell office:value-type="string">
            <text:p>Portal</text:p>
          </table:table-cell>
          <table:table-cell office:value-type="string">
            <text:p>portal</text:p>
          </table:table-cell>
          <table:table-cell/>
          <table:table-cell table:style-name="ce9" office:value-type="string">
            <text:p>Weltkarte</text:p>
          </table:table-cell>
          <table:table-cell office:value-type="string">
            <text:p>Bestimme zwei Felder auf dennen keine gegnerischen Figuren sitzen. Eine Figur die auf einem der Felder landet wird auf das andere Feld teleportiert.</text:p>
          </table:table-cell>
          <table:table-cell table:number-columns-repeated="1019"/>
        </table:table-row>
        <table:table-row table:style-name="ro1">
          <table:table-cell office:value-type="string">
            <text:p>Treibsand</text:p>
          </table:table-cell>
          <table:table-cell office:value-type="string">
            <text:p>Quicksand</text:p>
          </table:table-cell>
          <table:table-cell/>
          <table:table-cell table:style-name="ce9" office:value-type="string">
            <text:p>Weltkarte</text:p>
          </table:table-cell>
          <table:table-cell office:value-type="string">
            <text:p>Bestimme ein Feld, jede Figur die versucht darüber hinweg zufahren, landet auf diesem Feld. (Springer hüpfen darüber)</text:p>
          </table:table-cell>
          <table:table-cell table:number-columns-repeated="1019"/>
        </table:table-row>
        <table:table-row table:style-name="ro1">
          <table:table-cell office:value-type="string">
            <text:p>Befestigunswall</text:p>
          </table:table-cell>
          <table:table-cell office:value-type="string">
            <text:p>Rampart</text:p>
          </table:table-cell>
          <table:table-cell/>
          <table:table-cell table:style-name="ce9" office:value-type="string">
            <text:p>Weltkarte</text:p>
          </table:table-cell>
          <table:table-cell office:value-type="string">
            <text:p>Setze eine Mauer, welche drei Felder lang ist, zwischen 6 Felder ein. Keine Figur kann darüber hinwegziehen. (Springer hüpfen darüber)</text:p>
          </table:table-cell>
          <table:table-cell table:number-columns-repeated="1019"/>
        </table:table-row>
        <table:table-row table:style-name="ro1">
          <table:table-cell office:value-type="string">
            <text:p>Selbstmordattentat</text:p>
          </table:table-cell>
          <table:table-cell office:value-type="string">
            <text:p>suicide assassination</text:p>
          </table:table-cell>
          <table:table-cell/>
          <table:table-cell table:style-name="ce9" office:value-type="string">
            <text:p>Zugkarte</text:p>
          </table:table-cell>
          <table:table-cell office:value-type="string">
            <text:p>Bestimme eine eigene Figur mit Wertigkeit 3. Nach deinem Zug stirbt diese Figur und falls Figuren ein Feld rechts und links davon stehen, diese auch.</text:p>
          </table:table-cell>
          <table:table-cell table:number-columns-repeated="1019"/>
        </table:table-row>
        <table:table-row table:style-name="ro1">
          <table:table-cell office:value-type="string">
            <text:p>Verlockung</text:p>
          </table:table-cell>
          <table:table-cell office:value-type="string">
            <text:p>Temptation</text:p>
          </table:table-cell>
          <table:table-cell/>
          <table:table-cell table:style-name="ce9" office:value-type="string">
            <text:p>Zugkarte</text:p>
          </table:table-cell>
          <table:table-cell office:value-type="string">
            <text:p>Wenn im nächsten Zug geschlagen werden kann, muss man dies tun, außer man opfert stattdesen eine Figur und zieht nicht.</text:p>
          </table:table-cell>
          <table:table-cell table:number-columns-repeated="1019"/>
        </table:table-row>
        <table:table-row table:style-name="ro1">
          <table:table-cell table:number-columns-repeated="2" office:value-type="string">
            <text:p>Fusionswelt</text:p>
          </table:table-cell>
          <table:table-cell/>
          <table:table-cell table:style-name="ce9" office:value-type="string">
            <text:p>Weltkarte</text:p>
          </table:table-cell>
          <table:table-cell office:value-type="string">
            <text:p>Anstatt eines Zuges dürfen Figuren gegen eine bessere Figur für den gleichen Wert getauscht werden. An einer Stelle wo die alte Figuren standen wird die Figur eingesetzt, der Gegner bestimmt an welcher. </text:p>
          </table:table-cell>
          <table:table-cell table:number-columns-repeated="1019"/>
        </table:table-row>
        <table:table-row table:style-name="ro1">
          <table:table-cell office:value-type="string">
            <text:p>Erdbeben</text:p>
          </table:table-cell>
          <table:table-cell office:value-type="string">
            <text:p>Earth Quake</text:p>
          </table:table-cell>
          <table:table-cell/>
          <table:table-cell office:value-type="string">
            <text:p>Zugkarte</text:p>
          </table:table-cell>
          <table:table-cell office:value-type="string">
            <text:p>Im nächsten Zug darf man anstatt einen Zug zu machen alle Figuren in einer Reihe um ein Feld nach rechts oder alle um ein Feld nach links versetzen. </text:p>
          </table:table-cell>
          <table:table-cell table:number-columns-repeated="1019"/>
        </table:table-row>
        <table:table-row table:style-name="ro1">
          <table:table-cell office:value-type="string">
            <text:p>Startstellungvariation</text:p>
          </table:table-cell>
          <table:table-cell table:number-columns-repeated="1023"/>
        </table:table-row>
        <table:table-row table:style-name="ro1" table:number-rows-repeated="16">
          <table:table-cell table:number-columns-repeated="1024"/>
        </table:table-row>
        <table:table-row table:style-name="ro2" table:number-rows-repeated="3">
          <table:table-cell table:number-columns-repeated="1024"/>
        </table:table-row>
        <table:table-row table:style-name="ro3">
          <table:table-cell table:number-columns-repeated="1024"/>
        </table:table-row>
        <table:table-row table:style-name="ro1">
          <table:table-cell table:style-name="ce2" table:formula="of:=[.A1]" office:value-type="string" office:string-value="Ritterwelt">
            <text:p>Ritterwelt</text:p>
          </table:table-cell>
          <table:table-cell table:style-name="ce5" table:formula="of:=[.D1]" office:value-type="string" office:string-value="Weltkarte">
            <text:p>Weltkarte</text:p>
          </table:table-cell>
          <table:table-cell table:style-name="ce7"/>
          <table:table-cell table:style-name="ce2" table:formula="of:=[.A11]" office:value-type="string" office:string-value="Fallenfeld">
            <text:p>Fallenfeld</text:p>
          </table:table-cell>
          <table:table-cell table:style-name="ce5" table:formula="of:=[.D11]" office:value-type="string" office:string-value="Weltkarte">
            <text:p>Weltkarte</text:p>
          </table:table-cell>
          <table:table-cell table:style-name="ce2" table:formula="of:=[.A21]" office:value-type="string" office:string-value="Treibsand">
            <text:p>Treibsand</text:p>
          </table:table-cell>
          <table:table-cell table:style-name="ce5" table:formula="of:=[.D21]" office:value-type="string" office:string-value="Weltkarte">
            <text:p>Weltkarte</text:p>
          </table:table-cell>
          <table:table-cell table:style-name="ce7"/>
          <table:table-cell table:style-name="ce2" table:formula="of:=[.A26]" office:value-type="string" office:string-value="Erdbeben">
            <text:p>Erdbeben</text:p>
          </table:table-cell>
          <table:table-cell table:style-name="ce5" table:formula="of:=[.D26]" office:value-type="string" office:string-value="Zugkarte">
            <text:p>Zugkarte</text:p>
          </table:table-cell>
          <table:table-cell table:number-columns-repeated="1014"/>
        </table:table-row>
        <table:table-row table:style-name="ro4">
          <table:table-cell table:style-name="ce3" table:formula="of:=[.E1]" office:value-type="string" office:string-value="Es existeriert eine Rahmenfeld um das gesamte Spiel, dieses darf nur von Springern genutzt werden. Diese Karte setzt die Zylinderwelt für Springer außer Kraft." table:number-columns-spanned="2" table:number-rows-spanned="1">
            <text:p>Es existeriert eine Rahmenfeld um das gesamte Spiel, dieses darf nur von Springern genutzt werden. Diese Karte setzt die Zylinderwelt für Springer außer Kraft.</text:p>
          </table:table-cell>
          <table:covered-table-cell table:style-name="ce6"/>
          <table:table-cell table:style-name="ce8"/>
          <table:table-cell table:style-name="ce3" table:formula="of:=[.E11]" office:value-type="string" office:string-value="Bestimme ein Feld, jede Figur die auf dieses Feld zieht wird zerstört. (Die Figur wird nicht zerstört, wenn die Figur dort schon steht oder auf dem Feld eingesetzt wird.)" table:number-columns-spanned="2" table:number-rows-spanned="1">
            <text:p>Bestimme ein Feld, jede Figur die auf dieses Feld zieht wird zerstört. (Die Figur wird nicht zerstört, wenn die Figur dort schon steht oder auf dem Feld eingesetzt wird.)</text:p>
          </table:table-cell>
          <table:covered-table-cell table:style-name="ce6"/>
          <table:table-cell table:style-name="ce3" table:formula="of:=[.E21]" office:value-type="string" office:string-value="Bestimme ein Feld, jede Figur die versucht darüber hinweg zufahren, landet auf diesem Feld. (Springer hüpfen darüber)" table:number-columns-spanned="2" table:number-rows-spanned="1">
            <text:p>Bestimme ein Feld, jede Figur die versucht darüber hinweg zufahren, landet auf diesem Feld. (Springer hüpfen darüber)</text:p>
          </table:table-cell>
          <table:covered-table-cell table:style-name="ce6"/>
          <table:table-cell table:style-name="ce8"/>
          <table:table-cell table:style-name="ce3" table:formula="of:=[.E26]" office:value-type="string" office:string-value="Im nächsten Zug darf man anstatt einen Zug zu machen alle Figuren in einer Reihe um ein Feld nach rechts oder alle um ein Feld nach links versetzen. " table:number-columns-spanned="2" table:number-rows-spanned="1">
            <text:p>Im nächsten Zug darf man anstatt einen Zug zu machen alle Figuren in einer Reihe um ein Feld nach rechts oder alle um ein Feld nach links versetzen. </text:p>
          </table:table-cell>
          <table:covered-table-cell table:style-name="ce6"/>
          <table:table-cell table:number-columns-repeated="1014"/>
        </table:table-row>
        <table:table-row table:style-name="ro1">
          <table:table-cell table:number-columns-repeated="5"/>
          <table:table-cell table:style-name="ce1"/>
          <table:table-cell table:number-columns-repeated="1018"/>
        </table:table-row>
        <table:table-row table:style-name="ro1">
          <table:table-cell table:style-name="ce2" table:formula="of:=[.A2]" office:value-type="string" office:string-value="Bipolarität">
            <text:p>Bipolarität</text:p>
          </table:table-cell>
          <table:table-cell table:style-name="ce5" table:formula="of:=[.D2]" office:value-type="string" office:string-value="Zugkarte">
            <text:p>Zugkarte</text:p>
          </table:table-cell>
          <table:table-cell table:style-name="ce7"/>
          <table:table-cell table:style-name="ce2" table:formula="of:=[.A12]" office:value-type="string" office:string-value="Blockade">
            <text:p>Blockade</text:p>
          </table:table-cell>
          <table:table-cell table:style-name="ce5" table:formula="of:=[.D12]" office:value-type="string" office:string-value="Weltkarte">
            <text:p>Weltkarte</text:p>
          </table:table-cell>
          <table:table-cell table:style-name="ce2" table:formula="of:=[.A22]" office:value-type="string" office:string-value="Befestigunswall">
            <text:p>Befestigunswall</text:p>
          </table:table-cell>
          <table:table-cell table:style-name="ce5" table:formula="of:=[.D22]" office:value-type="string" office:string-value="Weltkarte">
            <text:p>Weltkarte</text:p>
          </table:table-cell>
          <table:table-cell/>
          <table:table-cell table:style-name="ce2"/>
          <table:table-cell table:style-name="ce12"/>
          <table:table-cell table:number-columns-repeated="1014"/>
        </table:table-row>
        <table:table-row table:style-name="ro4">
          <table:table-cell table:style-name="ce3" table:formula="of:=[.E2]" office:value-type="string" office:string-value="Du darfst einen eigenen Läufer um ein Feld nach rechts versetzen, wenn es frei ist. " table:number-columns-spanned="2" table:number-rows-spanned="1">
            <text:p>Du darfst einen eigenen Läufer um ein Feld nach rechts versetzen, wenn es frei ist. </text:p>
          </table:table-cell>
          <table:covered-table-cell table:style-name="ce6"/>
          <table:table-cell table:style-name="ce8"/>
          <table:table-cell table:style-name="ce3" table:formula="of:=[.E12]" office:value-type="string" office:string-value="Setze eine Blockade auf ein freies Feld, diese wird behandelt wie eine Figur, die nicht geschlagen werden kann (blockiert das Portal sowie das Fallenfeld)." table:number-columns-spanned="2" table:number-rows-spanned="1">
            <text:p>Setze eine Blockade auf ein freies Feld, diese wird behandelt wie eine Figur, die nicht geschlagen werden kann (blockiert das Portal sowie das Fallenfeld).</text:p>
          </table:table-cell>
          <table:covered-table-cell table:style-name="ce6"/>
          <table:table-cell table:style-name="ce3" table:formula="of:=[.E22]" office:value-type="string" office:string-value="Setze eine Mauer, welche drei Felder lang ist, zwischen 6 Felder ein. Keine Figur kann darüber hinwegziehen. (Springer hüpfen darüber)" table:number-columns-spanned="2" table:number-rows-spanned="1">
            <text:p>Setze eine Mauer, welche drei Felder lang ist, zwischen 6 Felder ein. Keine Figur kann darüber hinwegziehen. (Springer hüpfen darüber)</text:p>
          </table:table-cell>
          <table:covered-table-cell table:style-name="ce6"/>
          <table:table-cell/>
          <table:table-cell table:style-name="ce3" table:number-columns-spanned="2" table:number-rows-spanned="1"/>
          <table:covered-table-cell table:style-name="ce6"/>
          <table:table-cell table:number-columns-repeated="1014"/>
        </table:table-row>
        <table:table-row table:style-name="ro1">
          <table:table-cell table:number-columns-repeated="5"/>
          <table:table-cell table:style-name="ce1"/>
          <table:table-cell table:number-columns-repeated="1018"/>
        </table:table-row>
        <table:table-row table:style-name="ro1">
          <table:table-cell table:style-name="ce2" table:formula="of:=[.A3]" office:value-type="string" office:string-value="Bauernvormarsch">
            <text:p>Bauernvormarsch</text:p>
          </table:table-cell>
          <table:table-cell table:style-name="ce5" table:formula="of:=[.D3]" office:value-type="string" office:string-value="Zugkarte">
            <text:p>Zugkarte</text:p>
          </table:table-cell>
          <table:table-cell table:style-name="ce7"/>
          <table:table-cell table:style-name="ce2" table:formula="of:=[.A13]" office:value-type="string" office:string-value="Zusammenarbeit">
            <text:p>Zusammenarbeit</text:p>
          </table:table-cell>
          <table:table-cell table:style-name="ce5" table:formula="of:=[.D13]" office:value-type="string" office:string-value="Zugkarte">
            <text:p>Zugkarte</text:p>
          </table:table-cell>
          <table:table-cell table:style-name="ce2" table:formula="of:=[.A23]" office:value-type="string" office:string-value="Selbstmordattentat">
            <text:p>Selbstmordattentat</text:p>
          </table:table-cell>
          <table:table-cell table:style-name="ce5" table:formula="of:=[.D23]" office:value-type="string" office:string-value="Zugkarte">
            <text:p>Zugkarte</text:p>
          </table:table-cell>
          <table:table-cell/>
          <table:table-cell table:style-name="ce2"/>
          <table:table-cell table:style-name="ce12"/>
          <table:table-cell table:number-columns-repeated="1014"/>
        </table:table-row>
        <table:table-row table:style-name="ro4">
          <table:table-cell table:style-name="ce3" table:formula="of:=[.E3]" office:value-type="string" office:string-value="Die Bauern schlagen im nächsten Zug gerade und fahren diagonal" table:number-columns-spanned="2" table:number-rows-spanned="1">
            <text:p>Die Bauern schlagen im nächsten Zug gerade und fahren diagonal</text:p>
          </table:table-cell>
          <table:covered-table-cell table:style-name="ce6"/>
          <table:table-cell table:style-name="ce8"/>
          <table:table-cell table:style-name="ce3" table:formula="of:=[.E13]" office:value-type="string" office:string-value="Tausche eine Figuren mit einer Wertigkeit von 3 mit einem Turm. Dein Gegner hat die Wahl ob er auch tauscht oder einen Zug macht." table:number-columns-spanned="2" table:number-rows-spanned="1">
            <text:p>Tausche eine Figuren mit einer Wertigkeit von 3 mit einem Turm. Dein Gegner hat die Wahl ob er auch tauscht oder einen Zug macht.</text:p>
          </table:table-cell>
          <table:covered-table-cell table:style-name="ce6"/>
          <table:table-cell table:style-name="ce3" table:formula="of:=[.E23]" office:value-type="string" office:string-value="Bestimme eine eigene Figur mit Wertigkeit 3. Nach deinem Zug stirbt diese Figur und falls Figuren ein Feld rechts und links davon stehen, diese auch." table:number-columns-spanned="2" table:number-rows-spanned="1">
            <text:p>Bestimme eine eigene Figur mit Wertigkeit 3. Nach deinem Zug stirbt diese Figur und falls Figuren ein Feld rechts und links davon stehen, diese auch.</text:p>
          </table:table-cell>
          <table:covered-table-cell table:style-name="ce6"/>
          <table:table-cell/>
          <table:table-cell table:style-name="ce3" table:number-columns-spanned="2" table:number-rows-spanned="1"/>
          <table:covered-table-cell table:style-name="ce6"/>
          <table:table-cell table:number-columns-repeated="1014"/>
        </table:table-row>
        <table:table-row table:style-name="ro1">
          <table:table-cell table:number-columns-repeated="5"/>
          <table:table-cell table:style-name="ce1"/>
          <table:table-cell table:number-columns-repeated="1018"/>
        </table:table-row>
        <table:table-row table:style-name="ro1">
          <table:table-cell table:style-name="ce2" table:formula="of:=[.A4]" office:value-type="string" office:string-value="Trojanisches Pferd">
            <text:p>Trojanisches Pferd</text:p>
          </table:table-cell>
          <table:table-cell table:style-name="ce5" table:formula="of:=[.D4]" office:value-type="string" office:string-value="Zugkarte">
            <text:p>Zugkarte</text:p>
          </table:table-cell>
          <table:table-cell table:style-name="ce7"/>
          <table:table-cell table:style-name="ce2" table:formula="of:=[.A14]" office:value-type="string" office:string-value="Doppelgänger">
            <text:p>Doppelgänger</text:p>
          </table:table-cell>
          <table:table-cell table:style-name="ce5" table:formula="of:=[.D14]" office:value-type="string" office:string-value="Zugkarte">
            <text:p>Zugkarte</text:p>
          </table:table-cell>
          <table:table-cell table:style-name="ce2" table:formula="of:=[.A24]" office:value-type="string" office:string-value="Verlockung">
            <text:p>Verlockung</text:p>
          </table:table-cell>
          <table:table-cell table:style-name="ce5" table:formula="of:=[.D24]" office:value-type="string" office:string-value="Zugkarte">
            <text:p>Zugkarte</text:p>
          </table:table-cell>
          <table:table-cell/>
          <table:table-cell table:style-name="ce2"/>
          <table:table-cell table:style-name="ce12"/>
          <table:table-cell table:number-columns-repeated="1014"/>
        </table:table-row>
        <table:table-row table:style-name="ro4">
          <table:table-cell table:style-name="ce3" table:formula="of:=[.E4]" office:value-type="string" office:string-value="Ein eigener Turm wird zu einem Pferd." table:number-columns-spanned="2" table:number-rows-spanned="1">
            <text:p>Ein eigener Turm wird zu einem Pferd.</text:p>
          </table:table-cell>
          <table:covered-table-cell table:style-name="ce6"/>
          <table:table-cell table:style-name="ce8"/>
          <table:table-cell table:style-name="ce3" table:formula="of:=[.E14]" office:value-type="string" office:string-value="Vertausche deinen König mit einem Bauern." table:number-columns-spanned="2" table:number-rows-spanned="1">
            <text:p>Vertausche deinen König mit einem Bauern.</text:p>
          </table:table-cell>
          <table:covered-table-cell table:style-name="ce6"/>
          <table:table-cell table:style-name="ce3" table:formula="of:=[.E24]" office:value-type="string" office:string-value="Wenn im nächsten Zug geschlagen werden kann, muss man dies tun, außer man opfert stattdesen eine Figur und zieht nicht." table:number-columns-spanned="2" table:number-rows-spanned="1">
            <text:p>Wenn im nächsten Zug geschlagen werden kann, muss man dies tun, außer man opfert stattdesen eine Figur und zieht nicht.</text:p>
          </table:table-cell>
          <table:covered-table-cell table:style-name="ce6"/>
          <table:table-cell/>
          <table:table-cell table:style-name="ce3" table:number-columns-spanned="2" table:number-rows-spanned="1"/>
          <table:covered-table-cell table:style-name="ce6"/>
          <table:table-cell table:number-columns-repeated="1014"/>
        </table:table-row>
        <table:table-row table:style-name="ro1">
          <table:table-cell table:number-columns-repeated="5"/>
          <table:table-cell table:style-name="ce1"/>
          <table:table-cell table:number-columns-repeated="1018"/>
        </table:table-row>
        <table:table-row table:style-name="ro1">
          <table:table-cell table:style-name="ce2" table:formula="of:=[.A5]" office:value-type="string" office:string-value="Neubevölkerung">
            <text:p>Neubevölkerung</text:p>
          </table:table-cell>
          <table:table-cell table:style-name="ce5" table:formula="of:=[.D5]" office:value-type="string" office:string-value="Zugkarte">
            <text:p>Zugkarte</text:p>
          </table:table-cell>
          <table:table-cell table:style-name="ce7"/>
          <table:table-cell table:style-name="ce2" table:formula="of:=[.A15]" office:value-type="string" office:string-value="Zweite Chance">
            <text:p>Zweite Chance</text:p>
          </table:table-cell>
          <table:table-cell table:style-name="ce5" table:formula="of:=[.D15]" office:value-type="string" office:string-value="Zugkarte">
            <text:p>Zugkarte</text:p>
          </table:table-cell>
          <table:table-cell table:style-name="ce2" table:formula="of:=[.A25]" office:value-type="string" office:string-value="Fusionswelt">
            <text:p>Fusionswelt</text:p>
          </table:table-cell>
          <table:table-cell table:style-name="ce5" table:formula="of:=[.D25]" office:value-type="string" office:string-value="Weltkarte">
            <text:p>Weltkarte</text:p>
          </table:table-cell>
          <table:table-cell/>
          <table:table-cell table:style-name="ce2"/>
          <table:table-cell table:style-name="ce12"/>
          <table:table-cell table:number-columns-repeated="1014"/>
        </table:table-row>
        <table:table-row table:style-name="ro4">
          <table:table-cell table:style-name="ce3" table:formula="of:=[.E5]" office:value-type="string" office:string-value="Du darfst einen Bauern an einer freien Stelle, in deiner Bauernstartreihe wiederbeleben." table:number-columns-spanned="2" table:number-rows-spanned="1">
            <text:p>Du darfst einen Bauern an einer freien Stelle, in deiner Bauernstartreihe wiederbeleben.</text:p>
          </table:table-cell>
          <table:covered-table-cell table:style-name="ce6"/>
          <table:table-cell table:style-name="ce8"/>
          <table:table-cell table:style-name="ce3" table:formula="of:=[.E15]" office:value-type="string" office:string-value="Der letzte Zug wird rückgängig gemacht und man darf seinen Halbzug ändern. Dies darf nur ausgespielt werden, wenn im letzten Zug keine Karten gespielt wurden." table:number-columns-spanned="2" table:number-rows-spanned="1">
            <text:p>Der letzte Zug wird rückgängig gemacht und man darf seinen Halbzug ändern. Dies darf nur ausgespielt werden, wenn im letzten Zug keine Karten gespielt wurden.</text:p>
          </table:table-cell>
          <table:covered-table-cell table:style-name="ce6"/>
          <table:table-cell table:style-name="ce3" table:formula="of:=[.E25]" office:value-type="string" office:string-value="Anstatt eines Zuges dürfen Figuren gegen eine bessere Figur für den gleichen Wert getauscht werden. An einer Stelle wo die alte Figuren standen wird die Figur eingesetzt, der Gegner bestimmt an welcher. " table:number-columns-spanned="2" table:number-rows-spanned="1">
            <text:p>Anstatt eines Zuges dürfen Figuren gegen eine bessere Figur für den gleichen Wert getauscht werden. An einer Stelle wo die alte Figuren standen wird die Figur eingesetzt, der Gegner bestimmt an welcher. </text:p>
          </table:table-cell>
          <table:covered-table-cell table:style-name="ce6"/>
          <table:table-cell/>
          <table:table-cell table:style-name="ce3" table:number-columns-spanned="2" table:number-rows-spanned="1"/>
          <table:covered-table-cell table:style-name="ce6"/>
          <table:table-cell table:number-columns-repeated="1014"/>
        </table:table-row>
        <table:table-row table:style-name="ro5">
          <table:table-cell table:number-columns-repeated="5"/>
          <table:table-cell table:style-name="ce1"/>
          <table:table-cell table:number-columns-repeated="1018"/>
        </table:table-row>
        <table:table-row table:style-name="ro1">
          <table:table-cell table:style-name="ce4" table:formula="of:=[.A6]" office:value-type="string" office:string-value="Versteckte Liebschaft">
            <text:p>Versteckte Liebschaft</text:p>
          </table:table-cell>
          <table:table-cell table:style-name="ce5" table:formula="of:=[.D6]" office:value-type="string" office:string-value="Zugkarte">
            <text:p>Zugkarte</text:p>
          </table:table-cell>
          <table:table-cell table:style-name="ce7"/>
          <table:table-cell table:style-name="ce2" table:formula="of:=[.A16]" office:value-type="string" office:string-value="Rückzug">
            <text:p>Rückzug</text:p>
          </table:table-cell>
          <table:table-cell table:style-name="ce5" table:formula="of:=[.D16]" office:value-type="string" office:string-value="Zugkarte">
            <text:p>Zugkarte</text:p>
          </table:table-cell>
          <table:table-cell table:style-name="ce10" table:number-columns-repeated="5"/>
          <table:table-cell table:number-columns-repeated="1014"/>
        </table:table-row>
        <table:table-row table:style-name="ro4">
          <table:table-cell table:style-name="ce3" table:formula="of:=[.E6]" office:value-type="string" office:string-value="Opfere beide Türm, du erhälst eine Dame an der Position deiner Türm, der Gegner entscheidet an welcher." table:number-columns-spanned="2" table:number-rows-spanned="1">
            <text:p>Opfere beide Türm, du erhälst eine Dame an der Position deiner Türm, der Gegner entscheidet an welcher.</text:p>
          </table:table-cell>
          <table:covered-table-cell table:style-name="ce6"/>
          <table:table-cell table:style-name="ce8"/>
          <table:table-cell table:style-name="ce3" table:formula="of:=[.E16]" office:value-type="string" office:string-value="Die Bauern fahren im nächsten Zug rückwärts, das heißt genau so als hätten sie von der anderen Seite gestartet." table:number-columns-spanned="2" table:number-rows-spanned="1">
            <text:p>Die Bauern fahren im nächsten Zug rückwärts, das heißt genau so als hätten sie von der anderen Seite gestartet.</text:p>
          </table:table-cell>
          <table:covered-table-cell table:style-name="ce6"/>
          <table:table-cell table:style-name="ce11" table:number-columns-spanned="2" table:number-rows-spanned="1"/>
          <table:covered-table-cell table:style-name="ce8"/>
          <table:table-cell table:style-name="ce7" table:number-columns-repeated="3"/>
          <table:table-cell table:number-columns-repeated="1014"/>
        </table:table-row>
        <table:table-row table:style-name="ro1">
          <table:table-cell table:number-columns-repeated="5"/>
          <table:table-cell table:style-name="ce10"/>
          <table:table-cell table:style-name="ce7" table:number-columns-repeated="4"/>
          <table:table-cell table:number-columns-repeated="1014"/>
        </table:table-row>
        <table:table-row table:style-name="ro1">
          <table:table-cell table:style-name="ce2" table:formula="of:=[.A7]" office:value-type="string" office:string-value="Geheimgänge">
            <text:p>Geheimgänge</text:p>
          </table:table-cell>
          <table:table-cell table:style-name="ce5" table:formula="of:=[.D7]" office:value-type="string" office:string-value="Zugkarte">
            <text:p>Zugkarte</text:p>
          </table:table-cell>
          <table:table-cell table:style-name="ce7"/>
          <table:table-cell table:style-name="ce2" table:formula="of:=[.A17]" office:value-type="string" office:string-value="Zylinderwelt">
            <text:p>Zylinderwelt</text:p>
          </table:table-cell>
          <table:table-cell table:style-name="ce5" table:formula="of:=[.D17]" office:value-type="string" office:string-value="Weltkarte">
            <text:p>Weltkarte</text:p>
          </table:table-cell>
          <table:table-cell table:style-name="ce10"/>
          <table:table-cell table:style-name="ce7" table:number-columns-repeated="4"/>
          <table:table-cell table:number-columns-repeated="1014"/>
        </table:table-row>
        <table:table-row table:style-name="ro4">
          <table:table-cell table:style-name="ce3" table:formula="of:=[.E7]" office:value-type="string" office:string-value="Dein König hat im nächsten Zug Radius 2 und darf hüpfen." table:number-columns-spanned="2" table:number-rows-spanned="1">
            <text:p>Dein König hat im nächsten Zug Radius 2 und darf hüpfen.</text:p>
          </table:table-cell>
          <table:covered-table-cell table:style-name="ce6"/>
          <table:table-cell table:style-name="ce8"/>
          <table:table-cell table:style-name="ce3" table:formula="of:=[.E17]" office:value-type="string" office:string-value="Alle Figuren dürfen die Rechte und Linke Grenze des Standartypielfeldes überschreiten als ob sie mit einander verbunden wären und auf der gegenüberligenden Seite ihre Bewegung fortfahren. Diese Karte darf nicht gespielt werden, wenn der gegnerische König dadurch bedroht wird." table:number-columns-spanned="2" table:number-rows-spanned="1">
            <text:p>Alle Figuren dürfen die Rechte und Linke Grenze des Standartypielfeldes überschreiten als ob sie mit einander verbunden wären und auf der gegenüberligenden Seite ihre Bewegung fortfahren. Diese Karte darf nicht gespielt werden, wenn der gegnerische König dadurch bedroht wird.</text:p>
          </table:table-cell>
          <table:covered-table-cell table:style-name="ce6"/>
          <table:table-cell table:style-name="ce11" table:number-columns-spanned="2" table:number-rows-spanned="1"/>
          <table:covered-table-cell table:style-name="ce8"/>
          <table:table-cell table:style-name="ce7" table:number-columns-repeated="3"/>
          <table:table-cell table:number-columns-repeated="1014"/>
        </table:table-row>
        <table:table-row table:style-name="ro1">
          <table:table-cell table:number-columns-repeated="5"/>
          <table:table-cell table:style-name="ce10"/>
          <table:table-cell table:style-name="ce7" table:number-columns-repeated="4"/>
          <table:table-cell table:number-columns-repeated="1014"/>
        </table:table-row>
        <table:table-row table:style-name="ro1">
          <table:table-cell table:style-name="ce2" table:formula="of:=[.A8]" office:value-type="string" office:string-value="Heiliger Krieg">
            <text:p>Heiliger Krieg</text:p>
          </table:table-cell>
          <table:table-cell table:style-name="ce5" table:formula="of:=[.D8]" office:value-type="string" office:string-value="Zugkarte">
            <text:p>Zugkarte</text:p>
          </table:table-cell>
          <table:table-cell table:style-name="ce7"/>
          <table:table-cell table:style-name="ce2" table:formula="of:=[.A18]" office:value-type="string" office:string-value="Koalition">
            <text:p>Koalition</text:p>
          </table:table-cell>
          <table:table-cell table:style-name="ce5" table:formula="of:=[.D18]" office:value-type="string" office:string-value="Zugkarte">
            <text:p>Zugkarte</text:p>
          </table:table-cell>
          <table:table-cell table:style-name="ce10"/>
          <table:table-cell table:style-name="ce7" table:number-columns-repeated="4"/>
          <table:table-cell table:number-columns-repeated="1014"/>
        </table:table-row>
        <table:table-row table:style-name="ro4">
          <table:table-cell table:style-name="ce3" table:formula="of:=[.E8]" office:value-type="string" office:string-value="Die Läufer fahren einen Zug wie Türme." table:number-columns-spanned="2" table:number-rows-spanned="1">
            <text:p>Die Läufer fahren einen Zug wie Türme.</text:p>
          </table:table-cell>
          <table:covered-table-cell table:style-name="ce6"/>
          <table:table-cell table:style-name="ce8"/>
          <table:table-cell table:style-name="ce3" table:formula="of:=[.E18]" office:value-type="string" office:string-value="Im nächsten Zug darf man eine Figur auf ein Feld ziehen auf dem schon eine eigene Figur steht. Dies muss nicht aufgelöst werden, jedoch können beide wie eine Figur geschlagen werden." table:number-columns-spanned="2" table:number-rows-spanned="1">
            <text:p>Im nächsten Zug darf man eine Figur auf ein Feld ziehen auf dem schon eine eigene Figur steht. Dies muss nicht aufgelöst werden, jedoch können beide wie eine Figur geschlagen werden.</text:p>
          </table:table-cell>
          <table:covered-table-cell table:style-name="ce6"/>
          <table:table-cell table:style-name="ce11" table:number-columns-spanned="2" table:number-rows-spanned="1"/>
          <table:covered-table-cell table:style-name="ce8"/>
          <table:table-cell table:style-name="ce7" table:number-columns-repeated="3"/>
          <table:table-cell table:number-columns-repeated="1014"/>
        </table:table-row>
        <table:table-row table:style-name="ro1">
          <table:table-cell table:number-columns-repeated="5"/>
          <table:table-cell table:style-name="ce10"/>
          <table:table-cell table:style-name="ce7" table:number-columns-repeated="4"/>
          <table:table-cell table:number-columns-repeated="1014"/>
        </table:table-row>
        <table:table-row table:style-name="ro1">
          <table:table-cell table:style-name="ce2" table:formula="of:=[.A9]" office:value-type="string" office:string-value="Bürgeropfer">
            <text:p>Bürgeropfer</text:p>
          </table:table-cell>
          <table:table-cell table:style-name="ce5" table:formula="of:=[.D9]" office:value-type="string" office:string-value="Zugkarte">
            <text:p>Zugkarte</text:p>
          </table:table-cell>
          <table:table-cell table:style-name="ce7"/>
          <table:table-cell table:style-name="ce2" table:formula="of:=[.A19]" office:value-type="string" office:string-value="Aufrüstung">
            <text:p>Aufrüstung</text:p>
          </table:table-cell>
          <table:table-cell table:style-name="ce5" table:formula="of:=[.D19]" office:value-type="string" office:string-value="Zugkarte">
            <text:p>Zugkarte</text:p>
          </table:table-cell>
          <table:table-cell table:style-name="ce10"/>
          <table:table-cell table:style-name="ce7" table:number-columns-repeated="4"/>
          <table:table-cell table:number-columns-repeated="1014"/>
        </table:table-row>
        <table:table-row table:style-name="ro4">
          <table:table-cell table:style-name="ce3" table:formula="of:=[.E9]" office:value-type="string" office:string-value="Opfere eine deiner Kreatur, zerstöre eine schwächer Kreatur deines Gegners (Reihenfolge: Dame, Turm , Läufer und Pferd gleichstark, Bauer)" table:number-columns-spanned="2" table:number-rows-spanned="1">
            <text:p>Opfere eine deiner Kreatur, zerstöre eine schwächer Kreatur deines Gegners (Reihenfolge: Dame, Turm , Läufer und Pferd gleichstark, Bauer)</text:p>
          </table:table-cell>
          <table:covered-table-cell table:style-name="ce6"/>
          <table:table-cell table:style-name="ce8"/>
          <table:table-cell table:style-name="ce3" table:formula="of:=[.E19]" office:value-type="string" office:string-value="Eine Figur darf im nächsten Zug schießen, dies bedeutet sie kann eine Figur die sonst auch geschlagen werden kann entfernen ohne sich von dem Platz zu bewegen." table:number-columns-spanned="2" table:number-rows-spanned="1">
            <text:p>Eine Figur darf im nächsten Zug schießen, dies bedeutet sie kann eine Figur die sonst auch geschlagen werden kann entfernen ohne sich von dem Platz zu bewegen.</text:p>
          </table:table-cell>
          <table:covered-table-cell table:style-name="ce6"/>
          <table:table-cell table:style-name="ce11" table:number-columns-spanned="2" table:number-rows-spanned="1"/>
          <table:covered-table-cell table:style-name="ce8"/>
          <table:table-cell table:style-name="ce7" table:number-columns-repeated="3"/>
          <table:table-cell table:number-columns-repeated="1014"/>
        </table:table-row>
        <table:table-row table:style-name="ro1">
          <table:table-cell table:number-columns-repeated="5"/>
          <table:table-cell table:style-name="ce10"/>
          <table:table-cell table:style-name="ce7" table:number-columns-repeated="4"/>
          <table:table-cell table:number-columns-repeated="1014"/>
        </table:table-row>
        <table:table-row table:style-name="ro1">
          <table:table-cell table:style-name="ce2" table:formula="of:=[.A10]" office:value-type="string" office:string-value="Erzwungener Frieden">
            <text:p>Erzwungener Frieden</text:p>
          </table:table-cell>
          <table:table-cell table:style-name="ce5" table:formula="of:=[.D10]" office:value-type="string" office:string-value="Zugkarte">
            <text:p>Zugkarte</text:p>
          </table:table-cell>
          <table:table-cell table:style-name="ce7"/>
          <table:table-cell table:style-name="ce2" table:formula="of:=[.A20]" office:value-type="string" office:string-value="Portal">
            <text:p>Portal</text:p>
          </table:table-cell>
          <table:table-cell table:style-name="ce5" table:formula="of:=[.D20]" office:value-type="string" office:string-value="Weltkarte">
            <text:p>Weltkarte</text:p>
          </table:table-cell>
          <table:table-cell table:style-name="ce10"/>
          <table:table-cell table:style-name="ce7" table:number-columns-repeated="4"/>
          <table:table-cell table:number-columns-repeated="1014"/>
        </table:table-row>
        <table:table-row table:style-name="ro4">
          <table:table-cell table:style-name="ce3" table:formula="of:=[.E10]" office:value-type="string" office:string-value="Im den nächsten 2 Zügen können keine Figuren geschlagen werden. (Jedoch dürfen, wenn andere Karten dies erlauben zerstört oder geopfert werden.)" table:number-columns-spanned="2" table:number-rows-spanned="1">
            <text:p>Im den nächsten 2 Zügen können keine Figuren geschlagen werden. (Jedoch dürfen, wenn andere Karten dies erlauben zerstört oder geopfert werden.)</text:p>
          </table:table-cell>
          <table:covered-table-cell table:style-name="ce6"/>
          <table:table-cell table:style-name="ce8"/>
          <table:table-cell table:style-name="ce3" table:formula="of:=[.E20]" office:value-type="string" office:string-value="Bestimme zwei Felder auf dennen keine gegnerischen Figuren sitzen. Eine Figur die auf einem der Felder landet wird auf das andere Feld teleportiert." table:number-columns-spanned="2" table:number-rows-spanned="1">
            <text:p>Bestimme zwei Felder auf dennen keine gegnerischen Figuren sitzen. Eine Figur die auf einem der Felder landet wird auf das andere Feld teleportiert.</text:p>
          </table:table-cell>
          <table:covered-table-cell table:style-name="ce6"/>
          <table:table-cell table:style-name="ce11" table:number-columns-spanned="2" table:number-rows-spanned="1"/>
          <table:covered-table-cell table:style-name="ce8"/>
          <table:table-cell table:style-name="ce7" table:number-columns-repeated="3"/>
          <table:table-cell table:number-columns-repeated="1014"/>
        </table:table-row>
        <table:table-row table:style-name="ro6">
          <table:table-cell table:number-columns-repeated="5"/>
          <table:table-cell table:style-name="ce10"/>
          <table:table-cell table:style-name="ce7" table:number-columns-repeated="4"/>
          <table:table-cell table:number-columns-repeated="1014"/>
        </table:table-row>
        <table:table-row table:style-name="ro1">
          <table:table-cell table:style-name="ce2"/>
          <table:table-cell table:style-name="ce5"/>
          <table:table-cell table:style-name="ce7"/>
          <table:table-cell table:style-name="ce2"/>
          <table:table-cell table:style-name="ce5"/>
          <table:table-cell table:number-columns-repeated="1019"/>
        </table:table-row>
        <table:table-row table:style-name="ro4">
          <table:table-cell table:style-name="ce3" table:number-columns-spanned="2" table:number-rows-spanned="1"/>
          <table:covered-table-cell table:style-name="ce6"/>
          <table:table-cell table:style-name="ce8"/>
          <table:table-cell table:style-name="ce3" table:number-columns-spanned="2" table:number-rows-spanned="1"/>
          <table:covered-table-cell table:style-name="ce6"/>
          <table:table-cell table:number-columns-repeated="1019"/>
        </table:table-row>
        <table:table-row table:style-name="ro1" table:number-rows-repeated="1048496">
          <table:table-cell table:number-columns-repeated="1024"/>
        </table:table-row>
        <table:table-row table:style-name="ro1">
          <table:table-cell table:number-columns-repeated="1024"/>
        </table:table-row>
      </table:table>
      <table:table table:name="Tabelle2" table:style-name="ta2" table:print="false">
        <table:table-column table:style-name="co6" table:default-cell-style-name="Excel_20_Built-in_20_Normal"/>
        <table:table-column table:style-name="co7" table:default-cell-style-name="Excel_20_Built-in_20_Normal"/>
        <table:table-column table:style-name="co5" table:number-columns-repeated="1022" table:default-cell-style-name="Excel_20_Built-in_20_Normal"/>
        <table:table-row table:style-name="ro1">
          <table:table-cell table:number-columns-repeated="4"/>
          <table:table-cell table:style-name="ce9"/>
          <table:table-cell table:number-columns-repeated="1019"/>
        </table:table-row>
        <table:table-row table:style-name="ro1">
          <table:table-cell>
            <draw:custom-shape table:end-cell-address="Tabelle2.K23" table:end-x="0.31cm" table:end-y="0.195cm" draw:z-index="1" draw:name="Textfeld 2" draw:style-name="gr1" draw:text-style-name="P1" svg:width="23.626cm" svg:height="10.565cm" svg:x="0.472cm" svg:y="0cm">
              <text:p text:style-name="P1"><text:span text:style-name="T1">Spielablauf:</text:span></text:p>
              <text:p text:style-name="P1"><text:span text:style-name="T2">Das Schachbrett wird aufgebaut wie bei einem normalen Schachspiel aufgebaut, zusätzlich bekommt jeder Spieler 3 Karten auf die Hand. </text:span></text:p>
              <text:p text:style-name="P1"><text:span text:style-name="T2">Nun wird aus geknobelt welcher Spieler mit den weißen Figuren spielt. Dieser Spieler beginnt und macht seinen ersten Halbzug. </text:span></text:p>
              <text:p text:style-name="P1"><text:span text:style-name="T2">In einem Halbzug darf ein Spieler entweder eine Figur ziehen (wie bei einem normalen Schachspiel), <text:s/>oder eine Karte ziehen, oder eine Karte abwerfen ohne sie zuspielen, oder eine Karte ausspielen. </text:span></text:p>
              <text:p text:style-name="P1"><text:span text:style-name="T2">Beim Ausspielen einer Karte darf der Spieler wie erwähnt keine Figur mehr ziehen, jedoch wird der Kartentext sofort aktiv und der Gegner ist an der Reihe seinen Halbzug zu machen. Es gibt zwei Arten von Karten: Zugkarten die nach Ausführung des Textes ihren Wrikung verlieren und Weltkarten, welche dauerhaft das Feld oder die Regeln des Schachspiels verändern. </text:span></text:p>
              <text:p text:style-name="P1"><text:span text:style-name="T2">Z.B. ein Spieler spielt die Zugkarte Bauernvormarsch: Bauern schlagen im nächsten Zug gerade und schlagen diagonal. Somit ist sein Gegner an der Reihe und kann entweder mit einer Figur <text:s/>ziehen, wobei die Bauern dieser Regel folgen oder selbst eine Karte spielen. Danach bist du wieder an der Reihe und kannst selbiges tun. Danach verliert die Karte ihre Wirkung.</text:span></text:p>
              <text:p text:style-name="P1"><text:span text:style-name="T2">Spielt ein Spieler die Weltkarte Portal: Bestimme zwei Felder auf dennen keine gegnerischen Figuren sitzen. Eine Figur die auf einem der Felder landet wird auf das andere Feld teleportiert. <text:s/>So ist der Gegner an der Reihe und hat zuerst die Möglichkeit durch das Portal zu gehen. Dieses Portal schließt aber nicht nach einem Zug sonder bleibt dauerhaft auf dem Feld.</text:span></text:p>
              <text:p text:style-name="P1"><text:span text:style-name="T2"/></text:p>
              <text:p text:style-name="P1"><text:span text:style-name="T1">Zusätzliche Regeln:</text:span></text:p>
              <text:p text:style-name="P1"><text:span text:style-name="T2">Man darf maximal 7 Karten auf der Hand halten. <text:s text:c="2"/></text:span></text:p>
              <text:p text:style-name="P1"><text:span text:style-name="T2">Wird ein Feld Ziel von zwei Karten, so wirkt die Fähigkeit der zuletzt gespielten Karte. </text:span></text:p>
              <text:p text:style-name="P1"><text:span text:style-name="T2">Ziel des Spieles ist es den König zuschlagen (manchmal kann sich ein Gegner aus einem Schachmatt durch eine Karte befreien) <text:s text:c="2"/></text:span></text:p>
              <text:p text:style-name="P1"><text:span text:style-name="T2"><text:s/></text:span></text:p>
              <text:p text:style-name="P1"><text:span text:style-name="T3"/></text:p>
              <text:p text:style-name="P1"><text:span text:style-name="T2"/></text:p>
              <draw:enhanced-geometry svg:viewBox="0 0 21600 21600" draw:type="rectangle" draw:enhanced-path="M 0 0 L 21600 0 21600 21600 0 21600 0 0 Z N"/>
            </draw:custom-shape>
          </table:table-cell>
          <table:table-cell table:number-columns-repeated="3"/>
          <table:table-cell table:style-name="ce9"/>
          <table:table-cell table:number-columns-repeated="1019"/>
        </table:table-row>
        <table:table-row table:style-name="ro1" table:number-rows-repeated="2">
          <table:table-cell table:number-columns-repeated="4"/>
          <table:table-cell table:style-name="ce9"/>
          <table:table-cell table:number-columns-repeated="1019"/>
        </table:table-row>
        <table:table-row table:style-name="ro1">
          <table:table-cell>
            <draw:custom-shape table:end-cell-address="Tabelle2.A6" table:end-x="1.011cm" table:end-y="0.31cm" draw:z-index="0" draw:name="Textfeld 1" draw:style-name="gr2" draw:text-style-name="P1" svg:width="0.512cm" svg:height="0.776cm" svg:x="0.499cm" svg:y="0.028cm">
              <text:p text:style-name="P1"/>
              <draw:enhanced-geometry svg:viewBox="0 0 21600 21600" draw:type="rectangle" draw:enhanced-path="M 0 0 L 21600 0 21600 21600 0 21600 0 0 Z N"/>
            </draw:custom-shape>
          </table:table-cell>
          <table:table-cell table:number-columns-repeated="3"/>
          <table:table-cell table:style-name="ce9"/>
          <table:table-cell table:number-columns-repeated="1019"/>
        </table:table-row>
        <table:table-row table:style-name="ro1" table:number-rows-repeated="13">
          <table:table-cell table:number-columns-repeated="4"/>
          <table:table-cell table:style-name="ce9"/>
          <table:table-cell table:number-columns-repeated="1019"/>
        </table:table-row>
        <table:table-row table:style-name="ro1">
          <table:table-cell table:style-name="ce1"/>
          <table:table-cell table:style-name="ce13" table:number-columns-repeated="2"/>
          <table:table-cell table:style-name="ce1"/>
          <table:table-cell table:number-columns-repeated="1020"/>
        </table:table-row>
        <table:table-row table:style-name="ro1">
          <table:table-cell/>
          <table:table-cell table:style-name="ce9" office:value-type="string">
            <text:p>Die Wertigkeiten der Figuren:</text:p>
          </table:table-cell>
          <table:table-cell table:style-name="ce9" office:value-type="string">
            <text:p>Dame</text:p>
          </table:table-cell>
          <table:table-cell table:style-name="ce9"/>
          <table:table-cell table:style-name="ce9" office:value-type="float" office:value="10">
            <text:p>10</text:p>
          </table:table-cell>
          <table:table-cell table:number-columns-repeated="1019"/>
        </table:table-row>
        <table:table-row table:style-name="ro1">
          <table:table-cell/>
          <table:table-cell table:style-name="ce9"/>
          <table:table-cell table:style-name="ce9" office:value-type="string">
            <text:p>Turm</text:p>
          </table:table-cell>
          <table:table-cell table:style-name="ce9"/>
          <table:table-cell table:style-name="ce9" office:value-type="float" office:value="5">
            <text:p>5</text:p>
          </table:table-cell>
          <table:table-cell table:number-columns-repeated="1019"/>
        </table:table-row>
        <table:table-row table:style-name="ro1">
          <table:table-cell/>
          <table:table-cell table:style-name="ce9"/>
          <table:table-cell table:style-name="ce9" office:value-type="string">
            <text:p>Läufer und Springer</text:p>
          </table:table-cell>
          <table:table-cell table:style-name="ce9"/>
          <table:table-cell table:style-name="ce9" office:value-type="float" office:value="3">
            <text:p>3</text:p>
          </table:table-cell>
          <table:table-cell table:number-columns-repeated="1019"/>
        </table:table-row>
        <table:table-row table:style-name="ro1">
          <table:table-cell/>
          <table:table-cell table:style-name="ce9"/>
          <table:table-cell table:style-name="ce9" office:value-type="string">
            <text:p>Bauer</text:p>
          </table:table-cell>
          <table:table-cell table:style-name="ce9"/>
          <table:table-cell table:style-name="ce9" office:value-type="float" office:value="1">
            <text:p>1</text:p>
          </table:table-cell>
          <table:table-cell table:number-columns-repeated="1019"/>
        </table:table-row>
        <table:table-row table:style-name="ro1">
          <table:table-cell/>
          <table:table-cell table:style-name="ce9"/>
          <table:table-cell table:style-name="ce9" office:value-type="string">
            <text:p>König</text:p>
          </table:table-cell>
          <table:table-cell table:style-name="ce9"/>
          <table:table-cell table:style-name="ce9" office:value-type="string">
            <text:p>unendlich</text:p>
          </table:table-cell>
          <table:table-cell table:number-columns-repeated="1019"/>
        </table:table-row>
        <table:table-row table:style-name="ro1" table:number-rows-repeated="1048551">
          <table:table-cell table:number-columns-repeated="1024"/>
        </table:table-row>
        <table:table-row table:style-name="ro1">
          <table:table-cell table:number-columns-repeated="1024"/>
        </table:table-row>
      </table:table>
      <table:table table:name="Tabelle3" table:style-name="ta3" table:print="false">
        <office:forms form:automatic-focus="false" form:apply-design-mode="false"/>
        <table:table-column table:style-name="co5" table:number-columns-repeated="1023" table:default-cell-style-name="Excel_20_Built-in_20_Normal"/>
        <table:table-column table:style-name="co5" table:default-cell-style-name="Default"/>
        <table:table-row table:style-name="ro7">
          <table:table-cell office:value-type="string">
            <text:p>cardId</text:p>
          </table:table-cell>
          <table:table-cell table:style-name="ce1" office:value-type="string">
            <text:p>title_de</text:p>
          </table:table-cell>
          <table:table-cell office:value-type="string">
            <text:p>title_en</text:p>
          </table:table-cell>
          <table:table-cell table:style-name="ce9" office:value-type="string">
            <text:p>type</text:p>
          </table:table-cell>
          <table:table-cell office:value-type="string">
            <text:p>text</text:p>
          </table:table-cell>
          <table:table-cell table:number-columns-repeated="1019"/>
        </table:table-row>
        <table:table-row table:style-name="ro7">
          <table:table-cell table:style-name="Default" office:value-type="float" office:value="1">
            <text:p>1</text:p>
          </table:table-cell>
          <table:table-cell table:style-name="ce1" office:value-type="string">
            <text:p>Ritterwelt</text:p>
          </table:table-cell>
          <table:table-cell office:value-type="string">
            <text:p>Kinghtsworld</text:p>
          </table:table-cell>
          <table:table-cell table:style-name="ce9" office:value-type="string">
            <text:p>Weltkarte</text:p>
          </table:table-cell>
          <table:table-cell office:value-type="string">
            <text:p>Es existeriert eine Rahmenfeld um das gesamte Spiel, dieses darf nur von Springern genutzt werden. Diese Karte setzt die Zylinderwelt für Springer außer Kraft.</text:p>
          </table:table-cell>
          <table:table-cell table:number-columns-repeated="1019"/>
        </table:table-row>
        <table:table-row table:style-name="ro7">
          <table:table-cell office:value-type="float" office:value="2">
            <text:p>2</text:p>
          </table:table-cell>
          <table:table-cell table:style-name="ce1" office:value-type="string">
            <text:p>Bipolarität</text:p>
          </table:table-cell>
          <table:table-cell office:value-type="string">
            <text:p>Sexchange</text:p>
          </table:table-cell>
          <table:table-cell table:style-name="ce9" office:value-type="string">
            <text:p>Zugkarte</text:p>
          </table:table-cell>
          <table:table-cell office:value-type="string">
            <text:p>Du darfst einen eigenen Läufer um ein Feld nach rechts versetzen, wenn es frei ist. </text:p>
          </table:table-cell>
          <table:table-cell table:number-columns-repeated="1019"/>
        </table:table-row>
        <table:table-row table:style-name="ro7">
          <table:table-cell table:style-name="Default" office:value-type="float" office:value="3">
            <text:p>3</text:p>
          </table:table-cell>
          <table:table-cell table:style-name="ce1" office:value-type="string">
            <text:p>Bauernvormarsch</text:p>
          </table:table-cell>
          <table:table-cell office:value-type="string">
            <text:p>On The Rise</text:p>
          </table:table-cell>
          <table:table-cell table:style-name="ce9" office:value-type="string">
            <text:p>Zugkarte</text:p>
          </table:table-cell>
          <table:table-cell office:value-type="string">
            <text:p>Die Bauern schlagen im nächsten Zug gerade und fahren diagonal</text:p>
          </table:table-cell>
          <table:table-cell table:number-columns-repeated="1019"/>
        </table:table-row>
        <table:table-row table:style-name="ro7">
          <table:table-cell office:value-type="float" office:value="4">
            <text:p>4</text:p>
          </table:table-cell>
          <table:table-cell table:style-name="ce1" office:value-type="string">
            <text:p>Trojanisches Pferd</text:p>
          </table:table-cell>
          <table:table-cell office:value-type="string">
            <text:p>Trojan Horse</text:p>
          </table:table-cell>
          <table:table-cell table:style-name="ce9" office:value-type="string">
            <text:p>Zugkarte</text:p>
          </table:table-cell>
          <table:table-cell office:value-type="string">
            <text:p>Ein eigener Turm wird zu einem Pferd.</text:p>
          </table:table-cell>
          <table:table-cell table:number-columns-repeated="1019"/>
        </table:table-row>
        <table:table-row table:style-name="ro7">
          <table:table-cell table:style-name="Default" office:value-type="float" office:value="5">
            <text:p>5</text:p>
          </table:table-cell>
          <table:table-cell table:style-name="ce1" office:value-type="string">
            <text:p>Neubevölkerung</text:p>
          </table:table-cell>
          <table:table-cell office:value-type="string">
            <text:p>tenacious infantry</text:p>
          </table:table-cell>
          <table:table-cell table:style-name="ce9" office:value-type="string">
            <text:p>Zugkarte</text:p>
          </table:table-cell>
          <table:table-cell office:value-type="string">
            <text:p>Du darfst einen Bauern an einer freien Stelle, in deiner Bauernstartreihe wiederbeleben.</text:p>
          </table:table-cell>
          <table:table-cell table:number-columns-repeated="1019"/>
        </table:table-row>
        <table:table-row table:style-name="ro7">
          <table:table-cell office:value-type="float" office:value="6">
            <text:p>6</text:p>
          </table:table-cell>
          <table:table-cell table:style-name="ce1" office:value-type="string">
            <text:p>Versteckte Liebschaft</text:p>
          </table:table-cell>
          <table:table-cell office:value-type="string">
            <text:p>Polygamy of the king</text:p>
          </table:table-cell>
          <table:table-cell table:style-name="ce9" office:value-type="string">
            <text:p>Zugkarte</text:p>
          </table:table-cell>
          <table:table-cell office:value-type="string">
            <text:p>Opfere beide Türm, du erhälst eine Dame an der Position deiner Türm, der Gegner entscheidet an welcher.</text:p>
          </table:table-cell>
          <table:table-cell table:number-columns-repeated="1019"/>
        </table:table-row>
        <table:table-row table:style-name="ro7">
          <table:table-cell table:style-name="Default" office:value-type="float" office:value="7">
            <text:p>7</text:p>
          </table:table-cell>
          <table:table-cell table:style-name="ce1" office:value-type="string">
            <text:p>Geheimgänge</text:p>
          </table:table-cell>
          <table:table-cell office:value-type="string">
            <text:p>secret passage</text:p>
          </table:table-cell>
          <table:table-cell table:style-name="ce9" office:value-type="string">
            <text:p>Zugkarte</text:p>
          </table:table-cell>
          <table:table-cell office:value-type="string">
            <text:p>Dein König hat im nächsten Zug Radius 2 und darf hüpfen.</text:p>
          </table:table-cell>
          <table:table-cell table:number-columns-repeated="1019"/>
        </table:table-row>
        <table:table-row table:style-name="ro7">
          <table:table-cell office:value-type="float" office:value="8">
            <text:p>8</text:p>
          </table:table-cell>
          <table:table-cell table:style-name="ce1" office:value-type="string">
            <text:p>Heiliger Krieg</text:p>
          </table:table-cell>
          <table:table-cell office:value-type="string">
            <text:p>holy war</text:p>
          </table:table-cell>
          <table:table-cell table:style-name="ce9" office:value-type="string">
            <text:p>Zugkarte</text:p>
          </table:table-cell>
          <table:table-cell office:value-type="string">
            <text:p>Die Läufer fahren einen Zug wie Türme.</text:p>
          </table:table-cell>
          <table:table-cell table:number-columns-repeated="1019"/>
        </table:table-row>
        <table:table-row table:style-name="ro7">
          <table:table-cell table:style-name="Default" office:value-type="float" office:value="9">
            <text:p>9</text:p>
          </table:table-cell>
          <table:table-cell table:style-name="ce1" office:value-type="string">
            <text:p>Bürgeropfer</text:p>
          </table:table-cell>
          <table:table-cell office:value-type="string">
            <text:p>Sacrifice for the greater good</text:p>
          </table:table-cell>
          <table:table-cell table:style-name="ce9" office:value-type="string">
            <text:p>Zugkarte</text:p>
          </table:table-cell>
          <table:table-cell office:value-type="string">
            <text:p>Opfere eine deiner Kreatur, zerstöre eine schwächer Kreatur deines Gegners (Reihenfolge: Dame, Turm , Läufer und Pferd gleichstark, Bauer)</text:p>
          </table:table-cell>
          <table:table-cell table:number-columns-repeated="1019"/>
        </table:table-row>
        <table:table-row table:style-name="ro7">
          <table:table-cell office:value-type="float" office:value="10">
            <text:p>10</text:p>
          </table:table-cell>
          <table:table-cell table:style-name="ce1" office:value-type="string">
            <text:p>Erzwungener Frieden</text:p>
          </table:table-cell>
          <table:table-cell office:value-type="string">
            <text:p>enforced peace treaty</text:p>
          </table:table-cell>
          <table:table-cell table:style-name="ce9" office:value-type="string">
            <text:p>Zugkarte</text:p>
          </table:table-cell>
          <table:table-cell office:value-type="string">
            <text:p>Im den nächsten 2 Zügen können keine Figuren geschlagen werden. (Jedoch dürfen, wenn andere Karten dies erlauben zerstört oder geopfert werden.)</text:p>
          </table:table-cell>
          <table:table-cell table:number-columns-repeated="1019"/>
        </table:table-row>
        <table:table-row table:style-name="ro7">
          <table:table-cell table:style-name="Default" office:value-type="float" office:value="11">
            <text:p>11</text:p>
          </table:table-cell>
          <table:table-cell table:style-name="ce1" office:value-type="string">
            <text:p>Fallenfeld</text:p>
          </table:table-cell>
          <table:table-cell office:value-type="string">
            <text:p>Trap</text:p>
          </table:table-cell>
          <table:table-cell table:style-name="ce9" office:value-type="string">
            <text:p>Weltkarte</text:p>
          </table:table-cell>
          <table:table-cell office:value-type="string">
            <text:p>Bestimme ein Feld, jede Figur die auf dieses Feld zieht wird zerstört. (Die Figur wird nicht zerstört, wenn die Figur dort schon steht oder auf dem Feld eingesetzt wird.)</text:p>
          </table:table-cell>
          <table:table-cell table:number-columns-repeated="1019"/>
        </table:table-row>
        <table:table-row table:style-name="ro7">
          <table:table-cell office:value-type="float" office:value="12">
            <text:p>12</text:p>
          </table:table-cell>
          <table:table-cell table:style-name="ce1" office:value-type="string">
            <text:p>Blockade</text:p>
          </table:table-cell>
          <table:table-cell office:value-type="string">
            <text:p>blockade</text:p>
          </table:table-cell>
          <table:table-cell table:style-name="ce9" office:value-type="string">
            <text:p>Weltkarte</text:p>
          </table:table-cell>
          <table:table-cell office:value-type="string">
            <text:p>Setze eine Blockade auf ein freies Feld, diese wird behandelt wie eine Figur, die nicht geschlagen werden kann (blockiert das Portal sowie das Fallenfeld).</text:p>
          </table:table-cell>
          <table:table-cell table:number-columns-repeated="1019"/>
        </table:table-row>
        <table:table-row table:style-name="ro1">
          <table:table-cell table:style-name="Default" office:value-type="float" office:value="13">
            <text:p>13</text:p>
          </table:table-cell>
          <table:table-cell table:style-name="ce1" office:value-type="string">
            <text:p>Zusammenarbeit</text:p>
          </table:table-cell>
          <table:table-cell office:value-type="string">
            <text:p>Teamwork</text:p>
          </table:table-cell>
          <table:table-cell table:style-name="ce9" office:value-type="string">
            <text:p>Zugkarte</text:p>
          </table:table-cell>
          <table:table-cell office:value-type="string">
            <text:p>Tausche eine Figuren mit einer Wertigkeit von 3 mit einem Turm. Dein Gegner hat die Wahl ob er auch tauscht oder einen Zug macht.</text:p>
          </table:table-cell>
          <table:table-cell table:number-columns-repeated="1019"/>
        </table:table-row>
        <table:table-row table:style-name="ro1">
          <table:table-cell office:value-type="float" office:value="14">
            <text:p>14</text:p>
          </table:table-cell>
          <table:table-cell table:style-name="ce1" office:value-type="string">
            <text:p>Doppelgänger</text:p>
          </table:table-cell>
          <table:table-cell office:value-type="string">
            <text:p>Double</text:p>
          </table:table-cell>
          <table:table-cell table:style-name="ce9" office:value-type="string">
            <text:p>Zugkarte</text:p>
          </table:table-cell>
          <table:table-cell office:value-type="string">
            <text:p>Vertausche deinen König mit einem Bauern.</text:p>
          </table:table-cell>
          <table:table-cell table:number-columns-repeated="1019"/>
        </table:table-row>
        <table:table-row table:style-name="ro7">
          <table:table-cell table:style-name="Default" office:value-type="float" office:value="15">
            <text:p>15</text:p>
          </table:table-cell>
          <table:table-cell table:style-name="ce1" office:value-type="string">
            <text:p>Zweite Chance</text:p>
          </table:table-cell>
          <table:table-cell office:value-type="string">
            <text:p>Second Chance</text:p>
          </table:table-cell>
          <table:table-cell table:style-name="ce9" office:value-type="string">
            <text:p>Zugkarte</text:p>
          </table:table-cell>
          <table:table-cell office:value-type="string">
            <text:p>Der letzte Zug wird rückgängig gemacht und man darf seinen Halbzug ändern. Dies darf nur ausgespielt werden, wenn im letzten Zug keine Karten gespielt wurden.</text:p>
          </table:table-cell>
          <table:table-cell table:number-columns-repeated="1019"/>
        </table:table-row>
        <table:table-row table:style-name="ro7">
          <table:table-cell office:value-type="float" office:value="16">
            <text:p>16</text:p>
          </table:table-cell>
          <table:table-cell table:style-name="ce1" office:value-type="string">
            <text:p>Rückzug</text:p>
          </table:table-cell>
          <table:table-cell office:value-type="string">
            <text:p>retreat</text:p>
          </table:table-cell>
          <table:table-cell table:style-name="ce9" office:value-type="string">
            <text:p>Zugkarte</text:p>
          </table:table-cell>
          <table:table-cell office:value-type="string">
            <text:p>Die Bauern fahren im nächsten Zug rückwärts, das heißt genau so als hätten sie von der anderen Seite gestartet.</text:p>
          </table:table-cell>
          <table:table-cell table:number-columns-repeated="1019"/>
        </table:table-row>
        <table:table-row table:style-name="ro7">
          <table:table-cell table:style-name="Default" office:value-type="float" office:value="17">
            <text:p>17</text:p>
          </table:table-cell>
          <table:table-cell table:style-name="ce1" office:value-type="string">
            <text:p>Zylinderwelt</text:p>
          </table:table-cell>
          <table:table-cell office:value-type="string">
            <text:p>Cylindric-world</text:p>
          </table:table-cell>
          <table:table-cell table:style-name="ce9" office:value-type="string">
            <text:p>Weltkarte</text:p>
          </table:table-cell>
          <table:table-cell office:value-type="string">
            <text:p>Alle Figuren dürfen die Rechte und Linke Grenze des Standartypielfeldes überschreiten als ob sie mit einander verbunden wären und auf der gegenüberligenden Seite ihre Bewegung fortfahren. Diese Karte darf nicht gespielt werden, wenn der gegnerische König dadurch bedroht wird.</text:p>
          </table:table-cell>
          <table:table-cell table:number-columns-repeated="1019"/>
        </table:table-row>
        <table:table-row table:style-name="ro7">
          <table:table-cell office:value-type="float" office:value="18">
            <text:p>18</text:p>
          </table:table-cell>
          <table:table-cell table:style-name="ce1" office:value-type="string">
            <text:p>Koalition</text:p>
          </table:table-cell>
          <table:table-cell office:value-type="string">
            <text:p>coalition</text:p>
          </table:table-cell>
          <table:table-cell table:style-name="ce9" office:value-type="string">
            <text:p>Zugkarte</text:p>
          </table:table-cell>
          <table:table-cell office:value-type="string">
            <text:p>Im nächsten Zug darf man eine Figur auf ein Feld ziehen auf dem schon eine eigene Figur steht. Dies muss nicht aufgelöst werden, jedoch können beide wie eine Figur geschlagen werden.</text:p>
          </table:table-cell>
          <table:table-cell table:number-columns-repeated="1019"/>
        </table:table-row>
        <table:table-row table:style-name="ro7">
          <table:table-cell table:style-name="Default" office:value-type="float" office:value="19">
            <text:p>19</text:p>
          </table:table-cell>
          <table:table-cell table:style-name="ce1" office:value-type="string">
            <text:p>Aufrüstung</text:p>
          </table:table-cell>
          <table:table-cell office:value-type="string">
            <text:p>Armament</text:p>
          </table:table-cell>
          <table:table-cell table:style-name="ce9" office:value-type="string">
            <text:p>Zugkarte</text:p>
          </table:table-cell>
          <table:table-cell office:value-type="string">
            <text:p>Eine Figur darf im nächsten Zug schießen, dies bedeutet sie kann eine Figur die sonst auch geschlagen werden kann entfernen ohne sich von dem Platz zu bewegen.</text:p>
          </table:table-cell>
          <table:table-cell table:number-columns-repeated="1019"/>
        </table:table-row>
        <table:table-row table:style-name="ro7">
          <table:table-cell office:value-type="float" office:value="20">
            <text:p>20</text:p>
          </table:table-cell>
          <table:table-cell table:style-name="ce1" office:value-type="string">
            <text:p>Portal</text:p>
          </table:table-cell>
          <table:table-cell office:value-type="string">
            <text:p>portal</text:p>
          </table:table-cell>
          <table:table-cell table:style-name="ce9" office:value-type="string">
            <text:p>Weltkarte</text:p>
          </table:table-cell>
          <table:table-cell office:value-type="string">
            <text:p>Bestimme zwei Felder auf dennen keine gegnerischen Figuren sitzen. Eine Figur die auf einem der Felder landet wird auf das andere Feld teleportiert.</text:p>
          </table:table-cell>
          <table:table-cell table:number-columns-repeated="1019"/>
        </table:table-row>
        <table:table-row table:style-name="ro7">
          <table:table-cell table:style-name="Default" office:value-type="float" office:value="21">
            <text:p>21</text:p>
          </table:table-cell>
          <table:table-cell table:style-name="ce1" office:value-type="string">
            <text:p>Treibsand</text:p>
          </table:table-cell>
          <table:table-cell office:value-type="string">
            <text:p>Quicksand</text:p>
          </table:table-cell>
          <table:table-cell table:style-name="ce9" office:value-type="string">
            <text:p>Weltkarte</text:p>
          </table:table-cell>
          <table:table-cell office:value-type="string">
            <text:p>Bestimme ein Feld, jede Figur die versucht darüber hinweg zufahren, landet auf diesem Feld. (Springer hüpfen darüber)</text:p>
          </table:table-cell>
          <table:table-cell table:number-columns-repeated="1019"/>
        </table:table-row>
        <table:table-row table:style-name="ro7">
          <table:table-cell office:value-type="float" office:value="22">
            <text:p>22</text:p>
          </table:table-cell>
          <table:table-cell table:style-name="ce1" office:value-type="string">
            <text:p>Befestigunswall</text:p>
          </table:table-cell>
          <table:table-cell office:value-type="string">
            <text:p>Rampart</text:p>
          </table:table-cell>
          <table:table-cell table:style-name="ce9" office:value-type="string">
            <text:p>Weltkarte</text:p>
          </table:table-cell>
          <table:table-cell office:value-type="string">
            <text:p>Setze eine Mauer, welche drei Felder lang ist, zwischen 6 Felder ein. Keine Figur kann darüber hinwegziehen. (Springer hüpfen darüber)</text:p>
          </table:table-cell>
          <table:table-cell table:number-columns-repeated="1019"/>
        </table:table-row>
        <table:table-row table:style-name="ro7">
          <table:table-cell table:style-name="Default" office:value-type="float" office:value="23">
            <text:p>23</text:p>
          </table:table-cell>
          <table:table-cell table:style-name="ce1" office:value-type="string">
            <text:p>Selbstmordattentat</text:p>
          </table:table-cell>
          <table:table-cell office:value-type="string">
            <text:p>suicide assassination</text:p>
          </table:table-cell>
          <table:table-cell table:style-name="ce9" office:value-type="string">
            <text:p>Zugkarte</text:p>
          </table:table-cell>
          <table:table-cell office:value-type="string">
            <text:p>Bestimme eine eigene Figur mit Wertigkeit 3. Nach deinem Zug stirbt diese Figur und falls Figuren ein Feld rechts und links davon stehen, diese auch.</text:p>
          </table:table-cell>
          <table:table-cell table:number-columns-repeated="1019"/>
        </table:table-row>
        <table:table-row table:style-name="ro7">
          <table:table-cell office:value-type="float" office:value="24">
            <text:p>24</text:p>
          </table:table-cell>
          <table:table-cell table:style-name="ce1" office:value-type="string">
            <text:p>Verlockung</text:p>
          </table:table-cell>
          <table:table-cell office:value-type="string">
            <text:p>Temptation</text:p>
          </table:table-cell>
          <table:table-cell table:style-name="ce9" office:value-type="string">
            <text:p>Zugkarte</text:p>
          </table:table-cell>
          <table:table-cell office:value-type="string">
            <text:p>Wenn im nächsten Zug geschlagen werden kann, muss man dies tun, außer man opfert stattdesen eine Figur und zieht nicht.</text:p>
          </table:table-cell>
          <table:table-cell table:number-columns-repeated="1019"/>
        </table:table-row>
        <table:table-row table:style-name="ro1">
          <table:table-cell table:style-name="Default" office:value-type="float" office:value="25">
            <text:p>25</text:p>
          </table:table-cell>
          <table:table-cell table:style-name="ce1" office:value-type="string">
            <text:p>Fusionswelt</text:p>
          </table:table-cell>
          <table:table-cell office:value-type="string">
            <text:p>Fusionswelt</text:p>
          </table:table-cell>
          <table:table-cell table:style-name="ce9" office:value-type="string">
            <text:p>Weltkarte</text:p>
          </table:table-cell>
          <table:table-cell office:value-type="string">
            <text:p>Anstatt eines Zuges dürfen Figuren gegen eine bessere Figur für den gleichen Wert getauscht werden. An einer Stelle wo die alte Figuren standen wird die Figur eingesetzt, der Gegner bestimmt an welcher. </text:p>
          </table:table-cell>
          <table:table-cell table:number-columns-repeated="1019"/>
        </table:table-row>
        <table:table-row table:style-name="ro7">
          <table:table-cell office:value-type="float" office:value="26">
            <text:p>26</text:p>
          </table:table-cell>
          <table:table-cell table:style-name="ce1" office:value-type="string">
            <text:p>Erdbeben</text:p>
          </table:table-cell>
          <table:table-cell office:value-type="string">
            <text:p>Earth Quake</text:p>
          </table:table-cell>
          <table:table-cell table:style-name="ce1" office:value-type="string">
            <text:p>Zugkarte</text:p>
          </table:table-cell>
          <table:table-cell office:value-type="string">
            <text:p>Im nächsten Zug darf man anstatt einen Zug zu machen alle Figuren in einer Reihe um ein Feld nach rechts oder alle um ein Feld nach links versetzen. </text:p>
          </table:table-cell>
          <table:table-cell table:number-columns-repeated="1019"/>
        </table:table-row>
        <table:table-row table:style-name="ro1" table:number-rows-repeated="1048548">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Lucida Sans Unicode"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de" fo:country="DE" style:letter-kerning="true" style:font-size-asian="12pt" style:language-asian="zh" style:country-asian="CN" style:font-size-complex="24pt" style:language-complex="hi" style:country-complex="IN"/>
    </style:default-style>
    <number:number-style style:name="N0">
      <number:number number:min-integer-digits="1"/>
    </number:number-style>
    <number:number-style style:name="N8000" number:language="de" number:country="DE">
      <number:number number:min-integer-digits="1"/>
    </number:number-style>
    <number:number-style style:name="N8106P0" style:volatile="true" number:language="de" number:country="DE">
      <number:number number:decimal-places="0" number:min-integer-digits="1" number:grouping="true"/>
      <number:text> €</number:text>
    </number:number-style>
    <number:number-style style:name="N8106" number:language="de" number:country="DE">
      <number:text>-</number:text>
      <number:number number:decimal-places="0" number:min-integer-digits="1" number:grouping="true"/>
      <number:text> €</number:text>
      <style:map style:condition="value()&gt;=0" style:apply-style-name="N8106P0"/>
    </number:number-style>
    <number:number-style style:name="N8107P0" style:volatile="true" number:language="de" number:country="DE">
      <number:number number:decimal-places="0" number:min-integer-digits="1" number:grouping="true"/>
      <number:text> €</number:text>
    </number:number-style>
    <number:number-style style:name="N8107" number:language="de" number:country="DE">
      <style:text-properties fo:color="#ff0000"/>
      <number:text>-</number:text>
      <number:number number:decimal-places="0" number:min-integer-digits="1" number:grouping="true"/>
      <number:text> €</number:text>
      <style:map style:condition="value()&gt;=0" style:apply-style-name="N8107P0"/>
    </number:number-style>
    <number:number-style style:name="N8108P0" style:volatile="true" number:language="de" number:country="DE">
      <number:number number:decimal-places="2" number:min-integer-digits="1" number:grouping="true"/>
      <number:text> €</number:text>
    </number:number-style>
    <number:number-style style:name="N8108" number:language="de" number:country="DE">
      <number:text>-</number:text>
      <number:number number:decimal-places="2" number:min-integer-digits="1" number:grouping="true"/>
      <number:text> €</number:text>
      <style:map style:condition="value()&gt;=0" style:apply-style-name="N8108P0"/>
    </number:number-style>
    <number:number-style style:name="N8109P0" style:volatile="true" number:language="de" number:country="DE">
      <number:number number:decimal-places="2" number:min-integer-digits="1" number:grouping="true"/>
      <number:text> €</number:text>
    </number:number-style>
    <number:number-style style:name="N8109" number:language="de" number:country="DE">
      <style:text-properties fo:color="#ff0000"/>
      <number:text>-</number:text>
      <number:number number:decimal-places="2" number:min-integer-digits="1" number:grouping="true"/>
      <number:text> €</number:text>
      <style:map style:condition="value()&gt;=0" style:apply-style-name="N8109P0"/>
    </number:number-style>
    <number:date-style style:name="N8110" number:language="de" number:country="DE">
      <number:day number:style="long"/>
      <number:text>. </number:text>
      <number:month number:textual="true"/>
      <number:text> </number:text>
      <number:year/>
    </number:date-style>
    <number:date-style style:name="N8111" number:language="de" number:country="DE">
      <number:day number:style="long"/>
      <number:text>. </number:text>
      <number:month number:textual="true"/>
    </number:date-style>
    <number:date-style style:name="N8112" number:language="de" number:country="DE">
      <number:month number:textual="true"/>
      <number:text> </number:text>
      <number:year/>
    </number:date-style>
    <number:time-style style:name="N8113" number:language="de" number:country="DE">
      <number:hours/>
      <number:text>:</number:text>
      <number:minutes number:style="long"/>
      <number:text> </number:text>
      <number:am-pm/>
    </number:time-style>
    <number:time-style style:name="N8114" number:language="de" number:country="DE">
      <number:hours/>
      <number:text>:</number:text>
      <number:minutes number:style="long"/>
      <number:text>:</number:text>
      <number:seconds number:style="long"/>
      <number:text> </number:text>
      <number:am-pm/>
    </number:time-style>
    <number:date-style style:name="N8115" number:language="de" number:country="DE">
      <number:day number:style="long"/>
      <number:text>.</number:text>
      <number:month number:style="long"/>
      <number:text>.</number:text>
      <number:year number:style="long"/>
      <number:text> </number:text>
      <number:hours number:style="long"/>
      <number:text>:</number:text>
      <number:minutes number:style="long"/>
    </number:date-style>
    <number:number-style style:name="N8116P0" style:volatile="true" number:language="de" number:country="DE">
      <number:number number:decimal-places="0" number:min-integer-digits="1" number:grouping="true"/>
      <number:text>   </number:text>
    </number:number-style>
    <number:number-style style:name="N8116" number:language="de" number:country="DE">
      <number:text>-</number:text>
      <number:number number:decimal-places="0" number:min-integer-digits="1" number:grouping="true"/>
      <number:text>   </number:text>
      <style:map style:condition="value()&gt;=0" style:apply-style-name="N8116P0"/>
    </number:number-style>
    <number:number-style style:name="N8117P0" style:volatile="true" number:language="de" number:country="DE">
      <number:number number:decimal-places="0" number:min-integer-digits="1" number:grouping="true"/>
      <number:text>   </number:text>
    </number:number-style>
    <number:number-style style:name="N8117" number:language="de" number:country="DE">
      <style:text-properties fo:color="#ff0000"/>
      <number:text>-</number:text>
      <number:number number:decimal-places="0" number:min-integer-digits="1" number:grouping="true"/>
      <number:text>   </number:text>
      <style:map style:condition="value()&gt;=0" style:apply-style-name="N8117P0"/>
    </number:number-style>
    <number:number-style style:name="N8118P0" style:volatile="true" number:language="de" number:country="DE">
      <number:number number:decimal-places="2" number:min-integer-digits="1" number:grouping="true"/>
      <number:text>   </number:text>
    </number:number-style>
    <number:number-style style:name="N8118" number:language="de" number:country="DE">
      <number:text>-</number:text>
      <number:number number:decimal-places="2" number:min-integer-digits="1" number:grouping="true"/>
      <number:text>   </number:text>
      <style:map style:condition="value()&gt;=0" style:apply-style-name="N8118P0"/>
    </number:number-style>
    <number:number-style style:name="N8119P0" style:volatile="true" number:language="de" number:country="DE">
      <number:number number:decimal-places="2" number:min-integer-digits="1" number:grouping="true"/>
      <number:text>   </number:text>
    </number:number-style>
    <number:number-style style:name="N8119" number:language="de" number:country="DE">
      <style:text-properties fo:color="#ff0000"/>
      <number:text>-</number:text>
      <number:number number:decimal-places="2" number:min-integer-digits="1" number:grouping="true"/>
      <number:text>   </number:text>
      <style:map style:condition="value()&gt;=0" style:apply-style-name="N8119P0"/>
    </number:number-style>
    <number:number-style style:name="N8120P0" style:volatile="true" number:language="de" number:country="DE">
      <number:text> </number:text>
      <number:number number:decimal-places="0" number:min-integer-digits="1" number:grouping="true"/>
      <number:text>    </number:text>
    </number:number-style>
    <number:number-style style:name="N8120P1" style:volatile="true" number:language="de" number:country="DE">
      <number:text>-</number:text>
      <number:number number:decimal-places="0" number:min-integer-digits="1" number:grouping="true"/>
      <number:text>    </number:text>
    </number:number-style>
    <number:number-style style:name="N8120P2" style:volatile="true" number:language="de" number:country="DE">
      <number:text> -    </number:text>
    </number:number-style>
    <number:text-style style:name="N8120" number:language="de" number:country="DE">
      <number:text> </number:text>
      <number:text-content/>
      <number:text> </number:text>
      <style:map style:condition="value()&gt;0" style:apply-style-name="N8120P0"/>
      <style:map style:condition="value()&lt;0" style:apply-style-name="N8120P1"/>
      <style:map style:condition="value()=0" style:apply-style-name="N8120P2"/>
    </number:text-style>
    <number:number-style style:name="N8121P0" style:volatile="true" number:language="de" number:country="DE">
      <number:text> </number:text>
      <number:number number:decimal-places="0" number:min-integer-digits="1" number:grouping="true"/>
      <number:text> € </number:text>
    </number:number-style>
    <number:number-style style:name="N8121P1" style:volatile="true" number:language="de" number:country="DE">
      <number:text>-</number:text>
      <number:number number:decimal-places="0" number:min-integer-digits="1" number:grouping="true"/>
      <number:text> € </number:text>
    </number:number-style>
    <number:number-style style:name="N8121P2" style:volatile="true" number:language="de" number:country="DE">
      <number:text> - € </number:text>
    </number:number-style>
    <number:text-style style:name="N8121" number:language="de" number:country="DE">
      <number:text> </number:text>
      <number:text-content/>
      <number:text> </number:text>
      <style:map style:condition="value()&gt;0" style:apply-style-name="N8121P0"/>
      <style:map style:condition="value()&lt;0" style:apply-style-name="N8121P1"/>
      <style:map style:condition="value()=0" style:apply-style-name="N8121P2"/>
    </number:text-style>
    <number:number-style style:name="N8122P0" style:volatile="true" number:language="de" number:country="DE">
      <number:text> </number:text>
      <number:number number:decimal-places="2" number:min-integer-digits="1" number:grouping="true"/>
      <number:text>    </number:text>
    </number:number-style>
    <number:number-style style:name="N8122P1" style:volatile="true" number:language="de" number:country="DE">
      <number:text>-</number:text>
      <number:number number:decimal-places="2" number:min-integer-digits="1" number:grouping="true"/>
      <number:text>    </number:text>
    </number:number-style>
    <number:number-style style:name="N8122P2" style:volatile="true" number:language="de" number:country="DE">
      <number:text> -</number:text>
      <number:number number:decimal-places="0" number:min-integer-digits="0"/>
      <number:text>    </number:text>
    </number:number-style>
    <number:text-style style:name="N8122" number:language="de" number:country="DE">
      <number:text> </number:text>
      <number:text-content/>
      <number:text> </number:text>
      <style:map style:condition="value()&gt;0" style:apply-style-name="N8122P0"/>
      <style:map style:condition="value()&lt;0" style:apply-style-name="N8122P1"/>
      <style:map style:condition="value()=0" style:apply-style-name="N8122P2"/>
    </number:text-style>
    <number:number-style style:name="N8123P0" style:volatile="true" number:language="de" number:country="DE">
      <number:text> </number:text>
      <number:number number:decimal-places="2" number:min-integer-digits="1" number:grouping="true"/>
      <number:text> € </number:text>
    </number:number-style>
    <number:number-style style:name="N8123P1" style:volatile="true" number:language="de" number:country="DE">
      <number:text>-</number:text>
      <number:number number:decimal-places="2" number:min-integer-digits="1" number:grouping="true"/>
      <number:text> € </number:text>
    </number:number-style>
    <number:number-style style:name="N8123P2" style:volatile="true" number:language="de" number:country="DE">
      <number:text> -</number:text>
      <number:number number:decimal-places="0" number:min-integer-digits="0"/>
      <number:text> € </number:text>
    </number:number-style>
    <number:text-style style:name="N8123" number:language="de" number:country="DE">
      <number:text> </number:text>
      <number:text-content/>
      <number:text> </number:text>
      <style:map style:condition="value()&gt;0" style:apply-style-name="N8123P0"/>
      <style:map style:condition="value()&lt;0" style:apply-style-name="N8123P1"/>
      <style:map style:condition="value()=0" style:apply-style-name="N8123P2"/>
    </number:text-style>
    <number:time-style style:name="N8124" number:language="de" number:country="DE">
      <number:minutes number:style="long"/>
      <number:text>:</number:text>
      <number:seconds number:style="long"/>
    </number:time-style>
    <number:time-style style:name="N8125" number:language="de" number:country="DE" number:truncate-on-overflow="false">
      <number:hours/>
      <number:text>:</number:text>
      <number:minutes number:style="long"/>
      <number:text>:</number:text>
      <number:seconds number:style="long"/>
    </number:time-style>
    <number:time-style style:name="N8126" number:language="de" number:country="DE">
      <number:minutes number:style="long"/>
      <number:text>:</number:text>
      <number:seconds number:style="long" number:decimal-places="1"/>
    </number:time-style>
    <number:number-style style:name="N8127" number:language="de" number:country="DE">
      <number:scientific-number number:decimal-places="1" number:min-integer-digits="3" number:min-exponent-digits="1"/>
    </number:number-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1.905cm" fo:margin-bottom="1.905cm" fo:margin-left="0.635cm" fo:margin-right="0.635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4">
      <style:page-layout-properties fo:page-width="29.7cm" fo:page-height="21.001cm" style:num-format="1" style:print-orientation="landscape" fo:margin-top="2cm" fo:margin-bottom="2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5-08">08.05.2020</text:date>, <text:time>21:33:17</text:time></text:p>
        </style:region-right>
      </style:header>
      <style:header-left style:display="false"/>
      <style:footer>
        <text:p>Seite <text:page-number>1</text:page-number> / <text:page-count>99</text:page-count></text:p>
      </style:footer>
      <style:footer-left style:display="false"/>
    </style:master-page>
    <style:master-page style:name="PageStyle_5f_Tabelle1" style:display-name="PageStyle_Tabelle1" style:page-layout-name="Mpm3">
      <style:header style:display="false"/>
      <style:header-left style:display="false"/>
      <style:footer style:display="false"/>
      <style:footer-left style:display="false"/>
    </style:master-page>
    <style:master-page style:name="PageStyle_5f_Tabelle2" style:display-name="PageStyle_Tabelle2" style:page-layout-name="Mpm3">
      <style:header style:display="false"/>
      <style:header-left style:display="false"/>
      <style:footer style:display="false"/>
      <style:footer-left style:display="false"/>
    </style:master-page>
    <style:master-page style:name="PageStyle_5f_Tabelle3" style:display-name="PageStyle_Tabelle3"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5-08T21:33:16.83</dc:date>
    <meta:document-statistic meta:table-count="3" meta:cell-count="329" meta:object-count="2"/>
    <meta:generator>OpenOffice/4.1.7$Win32 OpenOffice.org_project/417m1$Build-9800</meta:generator>
  </office:meta>
</office:document-meta>
</file>